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1.401cm" loext:contextual-spacing="false"/>
      <style:text-properties officeooo:paragraph-rsid="0005e720"/>
    </style:style>
    <style:style style:name="P2" style:family="paragraph" style:parent-style-name="Standard">
      <style:paragraph-properties fo:margin-top="0cm" fo:margin-bottom="1.401cm" loext:contextual-spacing="false" fo:break-before="page">
        <style:tab-stops/>
      </style:paragraph-properties>
      <style:text-properties fo:font-size="14pt" fo:language="en" fo:country="US" fo:font-weight="bold" officeooo:rsid="00f150c3" officeooo:paragraph-rsid="00f150c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1.401cm" loext:contextual-spacing="false" fo:break-before="page">
        <style:tab-stops/>
      </style:paragraph-properties>
      <style:text-properties fo:font-size="14pt" fo:language="en" fo:country="US" fo:font-weight="bold" officeooo:rsid="00b803fe" officeooo:paragraph-rsid="00b803fe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1.401cm" loext:contextual-spacing="false" fo:break-before="page">
        <style:tab-stops/>
      </style:paragraph-properties>
      <style:text-properties officeooo:paragraph-rsid="00e5945a"/>
    </style:style>
    <style:style style:name="P5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fo:font-weight="normal" officeooo:rsid="0005e720" officeooo:paragraph-rsid="001cf33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fo:font-weight="normal" officeooo:rsid="0005e720" officeooo:paragraph-rsid="00f503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fo:font-weight="normal" officeooo:rsid="00b803fe" officeooo:paragraph-rsid="00b803f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fo:font-weight="normal" officeooo:rsid="00b803fe" officeooo:paragraph-rsid="00e5945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fo:font-weight="normal" officeooo:rsid="00b926fc" officeooo:paragraph-rsid="00b926f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fo:font-weight="normal" officeooo:rsid="00b926fc" officeooo:paragraph-rsid="00f503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fo:font-weight="normal" officeooo:rsid="00e5945a" officeooo:paragraph-rsid="00e5945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style:text-underline-style="none" fo:font-weight="normal" officeooo:rsid="005a663a" officeooo:paragraph-rsid="001cf33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style:text-underline-style="none" fo:font-weight="normal" officeooo:rsid="005a663a" officeooo:paragraph-rsid="00f5038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style:text-underline-style="none" fo:font-weight="normal" officeooo:rsid="00e5945a" officeooo:paragraph-rsid="00e5945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style:text-underline-style="none" fo:font-weight="normal" officeooo:rsid="00b926fc" officeooo:paragraph-rsid="00e5945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style:text-underline-style="none" fo:font-weight="normal" officeooo:rsid="00324498" officeooo:paragraph-rsid="00e5945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fo:font-style="normal" style:text-underline-style="none" fo:font-weight="normal" officeooo:rsid="00e5945a" officeooo:paragraph-rsid="00e8d61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.4cm" loext:contextual-spacing="false">
        <style:tab-stops>
          <style:tab-stop style:position="1.014cm"/>
          <style:tab-stop style:position="13.538cm" style:type="right"/>
        </style:tab-stops>
      </style:paragraph-properties>
      <style:text-properties fo:font-size="12pt" fo:language="en" fo:country="US" fo:font-style="normal" style:text-underline-style="none" fo:font-weight="normal" officeooo:rsid="00e5945a" officeooo:paragraph-rsid="00e5945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fo:font-size="12pt" fo:language="en" fo:country="US" fo:font-style="normal" style:text-underline-style="none" fo:font-weight="normal" officeooo:rsid="00e5945a" officeooo:paragraph-rsid="00eb85fb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.4cm" loext:contextual-spacing="false">
        <style:tab-stops>
          <style:tab-stop style:position="3.205cm" style:type="right"/>
          <style:tab-stop style:position="3.602cm"/>
          <style:tab-stop style:position="4.203cm"/>
        </style:tab-stops>
      </style:paragraph-properties>
      <style:text-properties fo:font-size="12pt" fo:language="en" fo:country="US" fo:font-style="normal" style:text-underline-style="none" fo:font-weight="normal" officeooo:rsid="00e5945a" officeooo:paragraph-rsid="00e9486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.4cm" loext:contextual-spacing="false">
        <style:tab-stops>
          <style:tab-stop style:position="3.205cm" style:type="right"/>
          <style:tab-stop style:position="3.602cm"/>
          <style:tab-stop style:position="4.203cm"/>
        </style:tab-stops>
      </style:paragraph-properties>
      <style:text-properties fo:font-size="12pt" fo:language="en" fo:country="US" fo:font-style="normal" style:text-underline-style="none" fo:font-weight="normal" officeooo:rsid="00e5945a" officeooo:paragraph-rsid="00e9f6e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.4cm" loext:contextual-spacing="false">
        <style:tab-stops>
          <style:tab-stop style:position="3.205cm" style:type="right"/>
          <style:tab-stop style:position="3.602cm"/>
          <style:tab-stop style:position="4.203cm"/>
        </style:tab-stops>
      </style:paragraph-properties>
      <style:text-properties fo:font-size="12pt" fo:language="en" fo:country="US" fo:font-style="normal" style:text-underline-style="none" fo:font-weight="normal" officeooo:rsid="00e5945a" officeooo:paragraph-rsid="00f6e03b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2add59"/>
    </style:style>
    <style:style style:name="P24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b6d2e1"/>
    </style:style>
    <style:style style:name="P25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b71413"/>
    </style:style>
    <style:style style:name="P2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b926fc"/>
    </style:style>
    <style:style style:name="P27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ba6f1c"/>
    </style:style>
    <style:style style:name="P28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bbff34"/>
    </style:style>
    <style:style style:name="P29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bd54fb"/>
    </style:style>
    <style:style style:name="P30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bdb9de"/>
    </style:style>
    <style:style style:name="P31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bf85fe"/>
    </style:style>
    <style:style style:name="P32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c2a0ea"/>
    </style:style>
    <style:style style:name="P33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c4dd2b"/>
    </style:style>
    <style:style style:name="P34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c75da1"/>
    </style:style>
    <style:style style:name="P35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c404c0"/>
    </style:style>
    <style:style style:name="P3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d273d0"/>
    </style:style>
    <style:style style:name="P37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d31a5e"/>
    </style:style>
    <style:style style:name="P38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e229f8"/>
    </style:style>
    <style:style style:name="P39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eb85fb"/>
    </style:style>
    <style:style style:name="P40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ec00d3"/>
    </style:style>
    <style:style style:name="P41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ef255f"/>
    </style:style>
    <style:style style:name="P42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f5038c"/>
    </style:style>
    <style:style style:name="P43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f6e03b"/>
    </style:style>
    <style:style style:name="P44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f88d24"/>
    </style:style>
    <style:style style:name="P45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f9ede1"/>
    </style:style>
    <style:style style:name="P4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rsid="00bbff34" officeooo:paragraph-rsid="00bbff34"/>
    </style:style>
    <style:style style:name="P47" style:family="paragraph" style:parent-style-name="Standard">
      <style:paragraph-properties fo:margin-top="0cm" fo:margin-bottom="0.4cm" loext:contextual-spacing="false">
        <style:tab-stops>
          <style:tab-stop style:position="1cm"/>
        </style:tab-stops>
      </style:paragraph-properties>
      <style:text-properties officeooo:paragraph-rsid="00cf0a2c"/>
    </style:style>
    <style:style style:name="P48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officeooo:paragraph-rsid="00b926fc"/>
    </style:style>
    <style:style style:name="P49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officeooo:paragraph-rsid="00f5038c"/>
    </style:style>
    <style:style style:name="P50" style:family="paragraph" style:parent-style-name="Standard">
      <style:paragraph-properties fo:margin-top="0cm" fo:margin-bottom="0.4cm" loext:contextual-spacing="false">
        <style:tab-stops>
          <style:tab-stop style:position="3.205cm" style:type="right"/>
          <style:tab-stop style:position="3.602cm"/>
          <style:tab-stop style:position="4.203cm"/>
        </style:tab-stops>
      </style:paragraph-properties>
      <style:text-properties officeooo:paragraph-rsid="00e9486f"/>
    </style:style>
    <style:style style:name="P51" style:family="paragraph" style:parent-style-name="Standard">
      <style:paragraph-properties fo:margin-top="0cm" fo:margin-bottom="0.4cm" loext:contextual-spacing="false">
        <style:tab-stops>
          <style:tab-stop style:position="3.205cm" style:type="right"/>
          <style:tab-stop style:position="3.602cm"/>
          <style:tab-stop style:position="4.203cm"/>
        </style:tab-stops>
      </style:paragraph-properties>
      <style:text-properties officeooo:paragraph-rsid="00f5038c"/>
    </style:style>
    <style:style style:name="P52" style:family="paragraph" style:parent-style-name="Standard">
      <style:paragraph-properties fo:margin-top="0cm" fo:margin-bottom="0.4cm" loext:contextual-spacing="false">
        <style:tab-stops>
          <style:tab-stop style:position="3.205cm" style:type="right"/>
          <style:tab-stop style:position="3.602cm"/>
          <style:tab-stop style:position="4.203cm"/>
        </style:tab-stops>
      </style:paragraph-properties>
      <style:text-properties officeooo:paragraph-rsid="00f6e03b"/>
    </style:style>
    <style:style style:name="P53" style:family="paragraph" style:parent-style-name="Standard">
      <style:paragraph-properties fo:margin-top="0cm" fo:margin-bottom="0.4cm" loext:contextual-spacing="false">
        <style:tab-stops>
          <style:tab-stop style:position="2.293cm" style:type="right"/>
          <style:tab-stop style:position="2.704cm"/>
          <style:tab-stop style:position="3.307cm"/>
          <style:tab-stop style:position="10.689cm" style:type="right"/>
          <style:tab-stop style:position="11.098cm"/>
          <style:tab-stop style:position="11.598cm"/>
        </style:tab-stops>
      </style:paragraph-properties>
      <style:text-properties officeooo:paragraph-rsid="00ec00d3"/>
    </style:style>
    <style:style style:name="P54" style:family="paragraph" style:parent-style-name="Standard">
      <style:paragraph-properties fo:margin-top="0cm" fo:margin-bottom="0.4cm" loext:contextual-spacing="false">
        <style:tab-stops/>
      </style:paragraph-properties>
      <style:text-properties officeooo:paragraph-rsid="00f5038c"/>
    </style:style>
    <style:style style:name="P55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ec00d3"/>
    </style:style>
    <style:style style:name="P56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f9ede1"/>
    </style:style>
    <style:style style:name="P57" style:family="paragraph" style:parent-style-name="Standard">
      <style:paragraph-properties fo:margin-top="0cm" fo:margin-bottom="1cm" loext:contextual-spacing="false">
        <style:tab-stops>
          <style:tab-stop style:position="13.538cm" style:type="right"/>
        </style:tab-stops>
      </style:paragraph-properties>
      <style:text-properties officeooo:paragraph-rsid="00befc85"/>
    </style:style>
    <style:style style:name="P58" style:family="paragraph" style:parent-style-name="Standard">
      <style:paragraph-properties fo:margin-top="0cm" fo:margin-bottom="0.10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fo:font-size="10.5pt" fo:language="en" fo:country="US" fo:font-style="normal" style:text-underline-style="none" fo:font-weight="normal" officeooo:rsid="009a9975" officeooo:paragraph-rsid="009fac57" style:font-size-asian="10.5pt" style:font-style-asian="normal" style:font-weight-asian="normal" style:font-size-complex="10.5pt" style:font-style-complex="normal" style:font-weight-complex="normal"/>
    </style:style>
    <style:style style:name="P59" style:family="paragraph" style:parent-style-name="Standard">
      <style:paragraph-properties fo:margin-top="0cm" fo:margin-bottom="0.101cm" loext:contextual-spacing="false" fo:break-before="pag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fo:font-size="10.5pt" fo:language="en" fo:country="US" fo:font-style="normal" style:text-underline-style="none" fo:font-weight="normal" officeooo:rsid="009a9975" officeooo:paragraph-rsid="009fac57" style:font-size-asian="10.5pt" style:font-style-asian="normal" style:font-weight-asian="normal" style:font-size-complex="10.5pt" style:font-style-complex="normal" style:font-weight-complex="normal"/>
    </style:style>
    <style:style style:name="P60" style:family="paragraph" style:parent-style-name="Standard">
      <style:paragraph-properties fo:margin-top="0cm" fo:margin-bottom="2cm" loext:contextual-spacing="false" fo:text-align="center" style:justify-single-word="false"/>
      <style:text-properties fo:font-size="18pt" fo:language="en" fo:country="US" fo:font-weight="bold" officeooo:rsid="00b6d2e1" officeooo:paragraph-rsid="00b6d2e1" style:font-size-asian="18pt" style:font-weight-asian="bold" style:font-size-complex="18pt" style:font-weight-complex="bold"/>
    </style:style>
    <style:style style:name="P61" style:family="paragraph" style:parent-style-name="Standard">
      <style:paragraph-properties fo:margin-top="0cm" fo:margin-bottom="0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d75ab6"/>
    </style:style>
    <style:style style:name="P62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10c20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4498" style:font-weight-asian="bold" style:font-weight-complex="bold"/>
    </style:style>
    <style:style style:name="T3" style:family="text">
      <style:text-properties fo:font-weight="bold" officeooo:rsid="0005e720" style:font-weight-asian="bold" style:font-weight-complex="bold"/>
    </style:style>
    <style:style style:name="T4" style:family="text">
      <style:text-properties fo:font-weight="bold" officeooo:rsid="0006a7c3" style:font-weight-asian="bold" style:font-weight-complex="bold"/>
    </style:style>
    <style:style style:name="T5" style:family="text">
      <style:text-properties fo:font-weight="bold" officeooo:rsid="00bd54fb" style:font-weight-asian="bold" style:font-weight-complex="bold"/>
    </style:style>
    <style:style style:name="T6" style:family="text">
      <style:text-properties fo:font-weight="bold" officeooo:rsid="00eb85fb" style:font-weight-asian="bold" style:font-weight-complex="bold"/>
    </style:style>
    <style:style style:name="T7" style:family="text">
      <style:text-properties fo:font-weight="bold" officeooo:rsid="00ec00d3" style:font-weight-asian="bold" style:font-weight-complex="bold"/>
    </style:style>
    <style:style style:name="T8" style:family="text">
      <style:text-properties fo:font-weight="bold" officeooo:rsid="00b926fc" style:font-weight-asian="bold" style:font-weight-complex="bold"/>
    </style:style>
    <style:style style:name="T9" style:family="text">
      <style:text-properties fo:font-weight="bold" officeooo:rsid="00f5038c" style:font-weight-asian="bold" style:font-weight-complex="bold"/>
    </style:style>
    <style:style style:name="T10" style:family="text">
      <style:text-properties fo:font-weight="normal" officeooo:rsid="0019ddc1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officeooo:rsid="005a663a" style:font-weight-asian="bold" style:font-weight-complex="bold"/>
    </style:style>
    <style:style style:name="T14" style:family="text">
      <style:text-properties style:text-underline-style="none" officeooo:rsid="005a663a"/>
    </style:style>
    <style:style style:name="T15" style:family="text">
      <style:text-properties fo:font-size="12pt" fo:language="en" fo:country="US" style:text-underline-style="none" fo:font-weight="normal" officeooo:rsid="001d5da5" style:font-size-asian="10.5pt" style:font-weight-asian="normal" style:font-size-complex="12pt" style:font-weight-complex="normal"/>
    </style:style>
    <style:style style:name="T16" style:family="text">
      <style:text-properties fo:font-size="12pt" fo:language="en" fo:country="US" style:text-underline-style="none" fo:font-weight="normal" officeooo:rsid="0005e720" style:font-size-asian="10.5pt" style:font-weight-asian="normal" style:font-size-complex="12pt" style:font-weight-complex="normal"/>
    </style:style>
    <style:style style:name="T17" style:family="text">
      <style:text-properties fo:font-size="12pt" fo:language="en" fo:country="US" style:text-underline-style="none" fo:font-weight="normal" officeooo:rsid="00b926fc" style:font-size-asian="10.5pt" style:font-weight-asian="normal" style:font-size-complex="12pt" style:font-weight-complex="normal"/>
    </style:style>
    <style:style style:name="T18" style:family="text">
      <style:text-properties fo:font-size="12pt" fo:language="en" fo:country="US" style:text-underline-style="none" fo:font-weight="normal" officeooo:rsid="00ba6f1c" style:font-size-asian="10.5pt" style:font-weight-asian="normal" style:font-size-complex="12pt" style:font-weight-complex="normal"/>
    </style:style>
    <style:style style:name="T19" style:family="text">
      <style:text-properties fo:font-size="12pt" fo:language="en" fo:country="US" style:text-underline-style="none" fo:font-weight="normal" officeooo:rsid="00bbff34" style:font-size-asian="10.5pt" style:font-weight-asian="normal" style:font-size-complex="12pt" style:font-weight-complex="normal"/>
    </style:style>
    <style:style style:name="T20" style:family="text">
      <style:text-properties fo:font-size="12pt" fo:language="en" fo:country="US" style:text-underline-style="none" fo:font-weight="normal" officeooo:rsid="00c2a0ea" style:font-size-asian="10.5pt" style:font-weight-asian="normal" style:font-size-complex="12pt" style:font-weight-complex="normal"/>
    </style:style>
    <style:style style:name="T21" style:family="text">
      <style:text-properties fo:font-size="12pt" fo:language="en" fo:country="US" style:text-underline-style="none" fo:font-weight="normal" officeooo:rsid="00e9486f" style:font-size-asian="10.5pt" style:font-weight-asian="normal" style:font-size-complex="12pt" style:font-weight-complex="normal"/>
    </style:style>
    <style:style style:name="T22" style:family="text">
      <style:text-properties fo:font-size="12pt" fo:language="en" fo:country="US" style:text-underline-style="none" fo:font-weight="normal" officeooo:rsid="00ec00d3" style:font-size-asian="10.5pt" style:font-weight-asian="normal" style:font-size-complex="12pt" style:font-weight-complex="normal"/>
    </style:style>
    <style:style style:name="T23" style:family="text">
      <style:text-properties fo:font-size="12pt" fo:language="en" fo:country="US" style:text-underline-style="none" fo:font-weight="normal" officeooo:rsid="0026de54" style:font-size-asian="10.5pt" style:font-weight-asian="normal" style:font-size-complex="12pt" style:font-weight-complex="normal"/>
    </style:style>
    <style:style style:name="T24" style:family="text">
      <style:text-properties fo:font-size="12pt" fo:language="en" fo:country="US" style:text-underline-style="none" fo:font-weight="normal" officeooo:rsid="00b803fe" style:font-size-asian="10.5pt" style:font-weight-asian="normal" style:font-size-complex="12pt" style:font-weight-complex="normal"/>
    </style:style>
    <style:style style:name="T25" style:family="text">
      <style:text-properties fo:font-size="12pt" fo:language="en" fo:country="US" style:text-underline-style="none" fo:font-weight="normal" officeooo:rsid="005a663a" style:font-size-asian="10.5pt" style:font-weight-asian="normal" style:font-size-complex="12pt" style:font-weight-complex="normal"/>
    </style:style>
    <style:style style:name="T26" style:family="text">
      <style:text-properties fo:font-size="12pt" fo:language="en" fo:country="US" style:text-underline-style="none" fo:font-weight="normal" officeooo:rsid="00f5038c" style:font-size-asian="10.5pt" style:font-weight-asian="normal" style:font-size-complex="12pt" style:font-weight-complex="normal"/>
    </style:style>
    <style:style style:name="T27" style:family="text">
      <style:text-properties fo:font-size="12pt" fo:language="en" fo:country="US" style:text-underline-style="none" fo:font-weight="normal" officeooo:rsid="00b6d2e1" style:font-size-asian="10.5pt" style:font-weight-asian="normal" style:font-size-complex="12pt" style:font-weight-complex="normal"/>
    </style:style>
    <style:style style:name="T28" style:family="text">
      <style:text-properties fo:font-size="12pt" fo:language="en" fo:country="US" style:text-underline-style="none" fo:font-weight="normal" officeooo:rsid="010819fa" style:font-size-asian="10.5pt" style:font-weight-asian="normal" style:font-size-complex="12pt" style:font-weight-complex="normal"/>
    </style:style>
    <style:style style:name="T29" style:family="text">
      <style:text-properties fo:font-size="12pt" fo:language="en" fo:country="US" style:text-underline-style="none" fo:font-weight="bold" officeooo:rsid="0005e720" style:font-size-asian="10.5pt" style:font-weight-asian="bold" style:font-size-complex="12pt" style:font-weight-complex="bold"/>
    </style:style>
    <style:style style:name="T30" style:family="text">
      <style:text-properties fo:font-size="12pt" fo:language="en" fo:country="US" style:text-underline-style="none" fo:font-weight="bold" officeooo:rsid="0006a7c3" style:font-size-asian="10.5pt" style:font-weight-asian="bold" style:font-size-complex="12pt" style:font-weight-complex="bold"/>
    </style:style>
    <style:style style:name="T31" style:family="text">
      <style:text-properties fo:font-size="12pt" fo:language="en" fo:country="US" style:text-underline-style="none" fo:font-weight="bold" officeooo:rsid="00b926fc" style:font-size-asian="10.5pt" style:font-weight-asian="bold" style:font-size-complex="12pt" style:font-weight-complex="bold"/>
    </style:style>
    <style:style style:name="T32" style:family="text">
      <style:text-properties fo:font-size="12pt" fo:language="en" fo:country="US" style:text-underline-style="none" fo:font-weight="bold" officeooo:rsid="00c2a0ea" style:font-size-asian="10.5pt" style:font-weight-asian="bold" style:font-size-complex="12pt" style:font-weight-complex="bold"/>
    </style:style>
    <style:style style:name="T33" style:family="text">
      <style:text-properties fo:font-size="12pt" fo:language="en" fo:country="US" style:text-underline-style="none" fo:font-weight="bold" officeooo:rsid="00ec00d3" style:font-size-asian="10.5pt" style:font-weight-asian="bold" style:font-size-complex="12pt" style:font-weight-complex="bold"/>
    </style:style>
    <style:style style:name="T34" style:family="text">
      <style:text-properties fo:font-size="12pt" fo:language="en" fo:country="US" style:text-underline-style="none" fo:font-weight="bold" officeooo:rsid="00f5038c" style:font-size-asian="10.5pt" style:font-weight-asian="bold" style:font-size-complex="12pt" style:font-weight-complex="bold"/>
    </style:style>
    <style:style style:name="T35" style:family="text">
      <style:text-properties fo:font-size="12pt" fo:language="en" fo:country="US" style:text-underline-style="solid" style:text-underline-width="auto" style:text-underline-color="font-color" fo:font-weight="normal" officeooo:rsid="0005e720" style:font-size-asian="10.5pt" style:font-weight-asian="normal" style:font-size-complex="12pt" style:font-weight-complex="normal"/>
    </style:style>
    <style:style style:name="T36" style:family="text">
      <style:text-properties fo:font-size="12pt" fo:language="en" fo:country="US" style:text-underline-style="solid" style:text-underline-width="auto" style:text-underline-color="font-color" fo:font-weight="normal" officeooo:rsid="00b926fc" style:font-size-asian="10.5pt" style:font-weight-asian="normal" style:font-size-complex="12pt" style:font-weight-complex="normal"/>
    </style:style>
    <style:style style:name="T37" style:family="text">
      <style:text-properties fo:font-size="12pt" fo:language="en" fo:country="US" style:text-underline-style="solid" style:text-underline-width="auto" style:text-underline-color="font-color" fo:font-weight="bold" officeooo:rsid="00b926fc" style:font-size-asian="10.5pt" style:font-weight-asian="bold" style:font-size-complex="12pt" style:font-weight-complex="bold"/>
    </style:style>
    <style:style style:name="T38" style:family="text">
      <style:text-properties fo:font-size="12pt" fo:language="en" fo:country="US" style:text-underline-style="solid" style:text-underline-width="auto" style:text-underline-color="font-color" fo:font-weight="bold" officeooo:rsid="00d57f2a" style:font-size-asian="10.5pt" style:font-weight-asian="bold" style:font-size-complex="12pt" style:font-weight-complex="bold"/>
    </style:style>
    <style:style style:name="T39" style:family="text">
      <style:text-properties fo:font-size="12pt" fo:language="en" fo:country="US" style:text-underline-style="solid" style:text-underline-width="auto" style:text-underline-color="font-color" fo:font-weight="bold" officeooo:rsid="00f5038c" style:font-size-asian="10.5pt" style:font-weight-asian="bold" style:font-size-complex="12pt" style:font-weight-complex="bold"/>
    </style:style>
    <style:style style:name="T40" style:family="text">
      <style:text-properties fo:font-size="12pt" fo:language="en" fo:country="US" fo:font-style="italic" style:text-underline-style="none" fo:font-weight="normal" officeooo:rsid="00b926fc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language="en" fo:country="US" fo:font-style="italic" style:text-underline-style="none" fo:font-weight="normal" officeooo:rsid="00befc85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2pt" fo:language="en" fo:country="US" fo:font-style="italic" style:text-underline-style="none" fo:font-weight="normal" officeooo:rsid="00f5038c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12pt" fo:language="en" fo:country="US" fo:font-style="italic" style:text-underline-style="none" fo:font-weight="normal" officeooo:rsid="00fd7190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size="12pt" fo:language="en" fo:country="US" fo:font-style="italic" style:text-underline-style="none" fo:font-weight="bold" officeooo:rsid="00b926fc" style:font-size-asian="10.5pt" style:font-style-asian="italic" style:font-weight-asian="bold" style:font-size-complex="12pt" style:font-style-complex="italic" style:font-weight-complex="bold"/>
    </style:style>
    <style:style style:name="T45" style:family="text">
      <style:text-properties fo:font-size="12pt" fo:language="en" fo:country="US" fo:font-style="italic" style:text-underline-style="none" fo:font-weight="bold" officeooo:rsid="00befc85" style:font-size-asian="10.5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language="en" fo:country="US" fo:font-style="italic" style:text-underline-style="solid" style:text-underline-width="auto" style:text-underline-color="font-color" fo:font-weight="bold" officeooo:rsid="00b926fc" style:font-size-asian="10.5pt" style:font-style-asian="italic" style:font-weight-asian="bold" style:font-size-complex="12pt" style:font-style-complex="italic" style:font-weight-complex="bold"/>
    </style:style>
    <style:style style:name="T47" style:family="text">
      <style:text-properties fo:font-size="12pt" fo:language="en" fo:country="US" fo:font-style="italic" style:text-underline-style="solid" style:text-underline-width="auto" style:text-underline-color="font-color" fo:font-weight="bold" officeooo:rsid="00d57f2a" style:font-size-asian="10.5pt" style:font-style-asian="italic" style:font-weight-asian="bold" style:font-size-complex="12pt" style:font-style-complex="italic" style:font-weight-complex="bold"/>
    </style:style>
    <style:style style:name="T48" style:family="text">
      <style:text-properties fo:font-size="12pt" fo:language="en" fo:country="US" fo:font-style="italic" style:text-underline-style="solid" style:text-underline-width="auto" style:text-underline-color="font-color" fo:font-weight="bold" officeooo:rsid="00befc85" style:font-size-asian="10.5pt" style:font-style-asian="italic" style:font-weight-asian="bold" style:font-size-complex="12pt" style:font-style-complex="italic" style:font-weight-complex="bold"/>
    </style:style>
    <style:style style:name="T49" style:family="text">
      <style:text-properties fo:font-size="12pt" fo:language="en" fo:country="US" fo:font-style="italic" style:text-underline-style="solid" style:text-underline-width="auto" style:text-underline-color="font-color" fo:font-weight="normal" officeooo:rsid="00befc85" style:font-size-asian="10.5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2pt" fo:language="en" fo:country="US" fo:font-style="italic" style:text-underline-style="solid" style:text-underline-width="auto" style:text-underline-color="font-color" fo:font-weight="normal" officeooo:rsid="00d57f2a" style:font-size-asian="10.5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size="12pt" fo:language="en" fo:country="U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52" style:family="text">
      <style:text-properties fo:font-size="12pt" fo:language="en" fo:country="US" fo:font-style="normal" style:text-underline-style="none" fo:font-weight="bold" officeooo:rsid="00b926fc" style:font-size-asian="10.5pt" style:font-style-asian="normal" style:font-weight-asian="bold" style:font-size-complex="12pt" style:font-style-complex="normal" style:font-weight-complex="bold"/>
    </style:style>
    <style:style style:name="T53" style:family="text">
      <style:text-properties fo:font-size="12pt" fo:language="en" fo:country="US" fo:font-style="normal" style:text-underline-style="none" fo:font-weight="bold" officeooo:rsid="0005e720" style:font-size-asian="10.5pt" style:font-style-asian="normal" style:font-weight-asian="bold" style:font-size-complex="12pt" style:font-style-complex="normal" style:font-weight-complex="bold"/>
    </style:style>
    <style:style style:name="T54" style:family="text">
      <style:text-properties fo:font-size="12pt" fo:language="en" fo:country="US" fo:font-style="normal" style:text-underline-style="none" fo:font-weight="bold" officeooo:rsid="0006a7c3" style:font-size-asian="10.5pt" style:font-style-asian="normal" style:font-weight-asian="bold" style:font-size-complex="12pt" style:font-style-complex="normal" style:font-weight-complex="bold"/>
    </style:style>
    <style:style style:name="T55" style:family="text">
      <style:text-properties fo:font-size="12pt" fo:language="en" fo:country="US" fo:font-style="normal" style:text-underline-style="none" fo:font-weight="bold" officeooo:rsid="00bbff34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fo:font-size="12pt" fo:language="en" fo:country="US" fo:font-style="normal" style:text-underline-style="none" fo:font-weight="bold" officeooo:rsid="00bd54fb" style:font-size-asian="10.5pt" style:font-style-asian="normal" style:font-weight-asian="bold" style:font-size-complex="12pt" style:font-style-complex="normal" style:font-weight-complex="bold"/>
    </style:style>
    <style:style style:name="T57" style:family="text">
      <style:text-properties fo:font-size="12pt" fo:language="en" fo:country="US" fo:font-style="normal" style:text-underline-style="none" fo:font-weight="bold" officeooo:rsid="00bdb9de" style:font-size-asian="10.5pt" style:font-style-asian="normal" style:font-weight-asian="bold" style:font-size-complex="12pt" style:font-style-complex="normal" style:font-weight-complex="bold"/>
    </style:style>
    <style:style style:name="T58" style:family="text">
      <style:text-properties fo:font-size="12pt" fo:language="en" fo:country="US" fo:font-style="normal" style:text-underline-style="none" fo:font-weight="bold" officeooo:rsid="00befc85" style:font-size-asian="10.5pt" style:font-style-asian="normal" style:font-weight-asian="bold" style:font-size-complex="12pt" style:font-style-complex="normal" style:font-weight-complex="bold"/>
    </style:style>
    <style:style style:name="T59" style:family="text">
      <style:text-properties fo:font-size="12pt" fo:language="en" fo:country="US" fo:font-style="normal" style:text-underline-style="none" fo:font-weight="bold" officeooo:rsid="00c404c0" style:font-size-asian="10.5pt" style:font-style-asian="normal" style:font-weight-asian="bold" style:font-size-complex="12pt" style:font-style-complex="normal" style:font-weight-complex="bold"/>
    </style:style>
    <style:style style:name="T60" style:family="text">
      <style:text-properties fo:font-size="12pt" fo:language="en" fo:country="US" fo:font-style="normal" style:text-underline-style="none" fo:font-weight="bold" officeooo:rsid="00c75da1" style:font-size-asian="10.5pt" style:font-style-asian="normal" style:font-weight-asian="bold" style:font-size-complex="12pt" style:font-style-complex="normal" style:font-weight-complex="bold"/>
    </style:style>
    <style:style style:name="T61" style:family="text">
      <style:text-properties fo:font-size="12pt" fo:language="en" fo:country="US" fo:font-style="normal" style:text-underline-style="none" fo:font-weight="bold" officeooo:rsid="00b6d2e1" style:font-size-asian="10.5pt" style:font-style-asian="normal" style:font-weight-asian="bold" style:font-size-complex="12pt" style:font-style-complex="normal" style:font-weight-complex="bold"/>
    </style:style>
    <style:style style:name="T62" style:family="text">
      <style:text-properties fo:font-size="12pt" fo:language="en" fo:country="US" fo:font-style="normal" style:text-underline-style="none" fo:font-weight="bold" officeooo:rsid="00d57f2a" style:font-size-asian="10.5pt" style:font-style-asian="normal" style:font-weight-asian="bold" style:font-size-complex="12pt" style:font-style-complex="normal" style:font-weight-complex="bold"/>
    </style:style>
    <style:style style:name="T63" style:family="text">
      <style:text-properties fo:font-size="12pt" fo:language="en" fo:country="US" fo:font-style="normal" style:text-underline-style="none" fo:font-weight="bold" officeooo:rsid="00ba6f1c" style:font-size-asian="10.5pt" style:font-style-asian="normal" style:font-weight-asian="bold" style:font-size-complex="12pt" style:font-style-complex="normal" style:font-weight-complex="bold"/>
    </style:style>
    <style:style style:name="T64" style:family="text">
      <style:text-properties fo:font-size="12pt" fo:language="en" fo:country="US" fo:font-style="normal" style:text-underline-style="none" fo:font-weight="bold" officeooo:rsid="00e5945a" style:font-size-asian="10.5pt" style:font-style-asian="normal" style:font-weight-asian="bold" style:font-size-complex="12pt" style:font-style-complex="normal" style:font-weight-complex="bold"/>
    </style:style>
    <style:style style:name="T65" style:family="text">
      <style:text-properties fo:font-size="12pt" fo:language="en" fo:country="US" fo:font-style="normal" style:text-underline-style="none" fo:font-weight="bold" officeooo:rsid="00eb85fb" style:font-size-asian="10.5pt" style:font-style-asian="normal" style:font-weight-asian="bold" style:font-size-complex="12pt" style:font-style-complex="normal" style:font-weight-complex="bold"/>
    </style:style>
    <style:style style:name="T66" style:family="text">
      <style:text-properties fo:font-size="12pt" fo:language="en" fo:country="US" fo:font-style="normal" style:text-underline-style="none" fo:font-weight="bold" officeooo:rsid="00ec00d3" style:font-size-asian="10.5pt" style:font-style-asian="normal" style:font-weight-asian="bold" style:font-size-complex="12pt" style:font-style-complex="normal" style:font-weight-complex="bold"/>
    </style:style>
    <style:style style:name="T67" style:family="text">
      <style:text-properties fo:font-size="12pt" fo:language="en" fo:country="US" fo:font-style="normal" style:text-underline-style="none" fo:font-weight="bold" officeooo:rsid="00c2a0ea" style:font-size-asian="10.5pt" style:font-style-asian="normal" style:font-weight-asian="bold" style:font-size-complex="12pt" style:font-style-complex="normal" style:font-weight-complex="bold"/>
    </style:style>
    <style:style style:name="T68" style:family="text">
      <style:text-properties fo:font-size="12pt" fo:language="en" fo:country="US" fo:font-style="normal" style:text-underline-style="none" fo:font-weight="bold" officeooo:rsid="00eeb1b1" style:font-size-asian="10.5pt" style:font-style-asian="normal" style:font-weight-asian="bold" style:font-size-complex="12pt" style:font-style-complex="normal" style:font-weight-complex="bold"/>
    </style:style>
    <style:style style:name="T69" style:family="text">
      <style:text-properties fo:font-size="12pt" fo:language="en" fo:country="US" fo:font-style="normal" style:text-underline-style="none" fo:font-weight="bold" officeooo:rsid="00f5038c" style:font-size-asian="10.5pt" style:font-style-asian="normal" style:font-weight-asian="bold" style:font-size-complex="12pt" style:font-style-complex="normal" style:font-weight-complex="bold"/>
    </style:style>
    <style:style style:name="T70" style:family="text">
      <style:text-properties fo:font-size="12pt" fo:language="en" fo:country="US" fo:font-style="normal" style:text-underline-style="none" fo:font-weight="bold" officeooo:rsid="00f6e03b" style:font-size-asian="10.5pt" style:font-style-asian="normal" style:font-weight-asian="bold" style:font-size-complex="12pt" style:font-style-complex="normal" style:font-weight-complex="bold"/>
    </style:style>
    <style:style style:name="T71" style:family="text">
      <style:text-properties fo:font-size="12pt" fo:language="en" fo:country="US" fo:font-style="normal" style:text-underline-style="none" fo:font-weight="bold" officeooo:rsid="00f88d24" style:font-size-asian="10.5pt" style:font-style-asian="normal" style:font-weight-asian="bold" style:font-size-complex="12pt" style:font-style-complex="normal" style:font-weight-complex="bold"/>
    </style:style>
    <style:style style:name="T72" style:family="text">
      <style:text-properties fo:font-size="12pt" fo:language="en" fo:country="US" fo:font-style="normal" style:text-underline-style="none" fo:font-weight="bold" officeooo:rsid="00f9ede1" style:font-size-asian="10.5pt" style:font-style-asian="normal" style:font-weight-asian="bold" style:font-size-complex="12pt" style:font-style-complex="normal" style:font-weight-complex="bold"/>
    </style:style>
    <style:style style:name="T73" style:family="text">
      <style:text-properties fo:font-size="12pt" fo:language="en" fo:country="US" fo:font-style="normal" style:text-underline-style="none" fo:font-weight="bold" officeooo:rsid="00fa82dc" style:font-size-asian="10.5pt" style:font-style-asian="normal" style:font-weight-asian="bold" style:font-size-complex="12pt" style:font-style-complex="normal" style:font-weight-complex="bold"/>
    </style:style>
    <style:style style:name="T74" style:family="text">
      <style:text-properties fo:font-size="12pt" fo:language="en" fo:country="US" fo:font-style="normal" style:text-underline-style="none" fo:font-weight="bold" officeooo:rsid="00fd7190" style:font-size-asian="10.5pt" style:font-style-asian="normal" style:font-weight-asian="bold" style:font-size-complex="12pt" style:font-style-complex="normal" style:font-weight-complex="bold"/>
    </style:style>
    <style:style style:name="T75" style:family="text">
      <style:text-properties fo:font-size="12pt" fo:language="en" fo:country="US" fo:font-style="normal" style:text-underline-style="none" fo:font-weight="bold" officeooo:rsid="010020ef" style:font-size-asian="10.5pt" style:font-style-asian="normal" style:font-weight-asian="bold" style:font-size-complex="12pt" style:font-style-complex="normal" style:font-weight-complex="bold"/>
    </style:style>
    <style:style style:name="T76" style:family="text">
      <style:text-properties fo:font-size="12pt" fo:language="en" fo:country="US" fo:font-style="normal" style:text-underline-style="none" fo:font-weight="bold" officeooo:rsid="0104e359" style:font-size-asian="10.5pt" style:font-style-asian="normal" style:font-weight-asian="bold" style:font-size-complex="12pt" style:font-style-complex="normal" style:font-weight-complex="bold"/>
    </style:style>
    <style:style style:name="T77" style:family="text">
      <style:text-properties fo:font-size="12pt" fo:language="en" fo:country="U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language="en" fo:country="US" fo:font-style="normal" style:text-underline-style="none" fo:font-weight="normal" officeooo:rsid="001d5da5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language="en" fo:country="US" fo:font-style="normal" style:text-underline-style="none" fo:font-weight="normal" officeooo:rsid="00b926fc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language="en" fo:country="US" fo:font-style="normal" style:text-underline-style="none" fo:font-weight="normal" officeooo:rsid="0005e720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language="en" fo:country="US" fo:font-style="normal" style:text-underline-style="none" fo:font-weight="normal" officeooo:rsid="00b6d2e1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language="en" fo:country="US" fo:font-style="normal" style:text-underline-style="none" fo:font-weight="normal" officeooo:rsid="00bbff34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language="en" fo:country="US" fo:font-style="normal" style:text-underline-style="none" fo:font-weight="normal" officeooo:rsid="00bd54fb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language="en" fo:country="US" fo:font-style="normal" style:text-underline-style="none" fo:font-weight="normal" officeooo:rsid="00bdb9de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language="en" fo:country="US" fo:font-style="normal" style:text-underline-style="none" fo:font-weight="normal" officeooo:rsid="00befc85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language="en" fo:country="US" fo:font-style="normal" style:text-underline-style="none" fo:font-weight="normal" officeooo:rsid="00bf85fe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language="en" fo:country="US" fo:font-style="normal" style:text-underline-style="none" fo:font-weight="normal" officeooo:rsid="00c12c0d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language="en" fo:country="US" fo:font-style="normal" style:text-underline-style="none" fo:font-weight="normal" officeooo:rsid="00c4dd2b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language="en" fo:country="US" fo:font-style="normal" style:text-underline-style="none" fo:font-weight="normal" officeooo:rsid="00c75da1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language="en" fo:country="US" fo:font-style="normal" style:text-underline-style="none" fo:font-weight="normal" officeooo:rsid="00c88271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language="en" fo:country="US" fo:font-style="normal" style:text-underline-style="none" fo:font-weight="normal" officeooo:rsid="00d273d0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language="en" fo:country="US" fo:font-style="normal" style:text-underline-style="none" fo:font-weight="normal" officeooo:rsid="00e5945a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language="en" fo:country="US" fo:font-style="normal" style:text-underline-style="none" fo:font-weight="normal" officeooo:rsid="00eb85fb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language="en" fo:country="US" fo:font-style="normal" style:text-underline-style="none" fo:font-weight="normal" officeooo:rsid="00d57f2a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language="en" fo:country="US" fo:font-style="normal" style:text-underline-style="none" fo:font-weight="normal" officeooo:rsid="00ec00d3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language="en" fo:country="US" fo:font-style="normal" style:text-underline-style="none" fo:font-weight="normal" officeooo:rsid="003436e3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language="en" fo:country="US" fo:font-style="normal" style:text-underline-style="none" fo:font-weight="normal" officeooo:rsid="00eeb1b1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language="en" fo:country="US" fo:font-style="normal" style:text-underline-style="none" fo:font-weight="normal" officeooo:rsid="00ef255f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language="en" fo:country="US" fo:font-style="normal" style:text-underline-style="none" fo:font-weight="normal" officeooo:rsid="00c2a0ea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language="en" fo:country="US" fo:font-style="normal" style:text-underline-style="none" fo:font-weight="normal" officeooo:rsid="00f5038c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language="en" fo:country="US" fo:font-style="normal" style:text-underline-style="none" fo:font-weight="normal" officeooo:rsid="0006a7c3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language="en" fo:country="US" fo:font-style="normal" style:text-underline-style="none" fo:font-weight="normal" officeooo:rsid="00f88d24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language="en" fo:country="US" fo:font-style="normal" style:text-underline-style="none" fo:font-weight="normal" officeooo:rsid="00f9ede1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language="en" fo:country="US" fo:font-style="normal" style:text-underline-style="none" fo:font-weight="normal" officeooo:rsid="00fa82dc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language="en" fo:country="US" fo:font-style="normal" style:text-underline-style="none" fo:font-weight="normal" officeooo:rsid="00fbdc1c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language="en" fo:country="US" fo:font-style="normal" style:text-underline-style="none" fo:font-weight="normal" officeooo:rsid="00fd7190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language="en" fo:country="US" fo:font-style="normal" style:text-underline-style="none" fo:font-weight="normal" officeooo:rsid="0102031d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language="en" fo:country="US" fo:font-style="normal" style:text-underline-style="none" fo:font-weight="normal" officeooo:rsid="00f6e03b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language="en" fo:country="US" fo:font-style="normal" style:text-underline-style="none" fo:font-weight="normal" officeooo:rsid="010267a5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language="en" fo:country="US" fo:font-style="normal" style:text-underline-style="none" fo:font-weight="normal" officeooo:rsid="0104e359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language="en" fo:country="US" fo:font-style="normal" style:text-underline-style="none" fo:font-weight="normal" officeooo:rsid="010a1826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language="en" fo:country="US" fo:font-style="normal" style:text-underline-style="none" fo:font-weight="normal" officeooo:rsid="010c20cc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language="en" fo:country="US" fo:font-style="normal" style:text-underline-style="solid" style:text-underline-width="auto" style:text-underline-color="font-color" fo:font-weight="normal" officeooo:rsid="00ba6f1c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language="en" fo:country="US" fo:font-style="normal" style:text-underline-style="solid" style:text-underline-width="auto" style:text-underline-color="font-color" fo:font-weight="normal" officeooo:rsid="00b926fc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language="en" fo:country="US" fo:font-style="normal" style:text-underline-style="solid" style:text-underline-width="auto" style:text-underline-color="font-color" fo:font-weight="normal" officeooo:rsid="00befc85" style:font-size-asian="10.5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language="en" fo:country="US" fo:font-style="normal" style:text-underline-style="solid" style:text-underline-width="auto" style:text-underline-color="font-color" fo:font-weight="normal" officeooo:rsid="00d57f2a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language="en" fo:country="US" fo:font-style="normal" style:text-underline-style="solid" style:text-underline-width="auto" style:text-underline-color="font-color" fo:font-weight="normal" officeooo:rsid="00f5038c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language="en" fo:country="US" fo:font-style="normal" style:text-underline-style="solid" style:text-underline-width="auto" style:text-underline-color="font-color" fo:font-weight="normal" officeooo:rsid="00f88d24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language="en" fo:country="US" fo:font-style="normal" style:text-underline-style="solid" style:text-underline-width="auto" style:text-underline-color="font-color" fo:font-weight="bold" officeooo:rsid="00b926fc" style:font-size-asian="10.5pt" style:font-style-asian="normal" style:font-weight-asian="bold" style:font-size-complex="12pt" style:font-style-complex="normal" style:font-weight-complex="bold"/>
    </style:style>
    <style:style style:name="T120" style:family="text">
      <style:text-properties fo:font-size="12pt" fo:language="en" fo:country="US" fo:font-style="normal" style:text-underline-style="solid" style:text-underline-width="auto" style:text-underline-color="font-color" fo:font-weight="bold" officeooo:rsid="00befc85" style:font-size-asian="10.5pt" style:font-style-asian="normal" style:font-weight-asian="bold" style:font-size-complex="12pt" style:font-style-complex="normal" style:font-weight-complex="bold"/>
    </style:style>
    <style:style style:name="T121" style:family="text">
      <style:text-properties fo:font-size="12pt" fo:language="en" fo:country="US" fo:font-style="normal" style:text-underline-style="solid" style:text-underline-width="auto" style:text-underline-color="font-color" fo:font-weight="bold" officeooo:rsid="00d57f2a" style:font-size-asian="10.5pt" style:font-style-asian="normal" style:font-weight-asian="bold" style:font-size-complex="12pt" style:font-style-complex="normal" style:font-weight-complex="bold"/>
    </style:style>
    <style:style style:name="T122" style:family="text">
      <style:text-properties fo:font-size="12pt" fo:language="en" fo:country="US" fo:font-style="normal" style:text-underline-style="solid" style:text-underline-width="auto" style:text-underline-color="font-color" fo:font-weight="bold" officeooo:rsid="00e5945a" style:font-size-asian="10.5pt" style:font-style-asian="normal" style:font-weight-asian="bold" style:font-size-complex="12pt" style:font-style-complex="normal" style:font-weight-complex="bold"/>
    </style:style>
    <style:style style:name="T123" style:family="text">
      <style:text-properties fo:font-size="12pt" fo:language="en" fo:country="US" fo:font-style="normal" style:text-underline-style="solid" style:text-underline-width="auto" style:text-underline-color="font-color" fo:font-weight="bold" officeooo:rsid="00f5038c" style:font-size-asian="10.5pt" style:font-style-asian="normal" style:font-weight-asian="bold" style:font-size-complex="12pt" style:font-style-complex="normal" style:font-weight-complex="bold"/>
    </style:style>
    <style:style style:name="T124" style:family="text">
      <style:text-properties fo:font-size="12pt" fo:language="en" fo:country="US" fo:font-style="normal" style:text-underline-style="solid" style:text-underline-width="auto" style:text-underline-color="font-color" fo:font-weight="bold" officeooo:rsid="00f6e03b" style:font-size-asian="10.5pt" style:font-style-asian="normal" style:font-weight-asian="bold" style:font-size-complex="12pt" style:font-style-complex="normal" style:font-weight-complex="bold"/>
    </style:style>
    <style:style style:name="T125" style:family="text">
      <style:text-properties style:text-position="super 58%" fo:font-size="12pt" fo:language="en" fo:country="US" fo:font-style="normal" style:text-underline-style="none" fo:font-weight="normal" officeooo:rsid="00eb85fb" style:font-size-asian="10.5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text-position="super 58%" fo:font-size="12pt" fo:language="en" fo:country="US" fo:font-style="normal" style:text-underline-style="none" fo:font-weight="normal" officeooo:rsid="0102031d" style:font-size-asian="10.5pt" style:font-style-asian="normal" style:font-weight-asian="normal" style:font-size-complex="12pt" style:font-style-complex="normal" style:font-weight-complex="normal"/>
    </style:style>
    <style:style style:name="T127" style:family="text">
      <style:text-properties fo:language="en" fo:country="US" fo:font-weight="bold" officeooo:rsid="0005e720" style:font-weight-asian="bold" style:font-weight-complex="bold"/>
    </style:style>
    <style:style style:name="T128" style:family="text">
      <style:text-properties fo:language="en" fo:country="US" fo:font-weight="bold" officeooo:rsid="00b6d2e1" style:font-weight-asian="bold" style:font-weight-complex="bold"/>
    </style:style>
    <style:style style:name="T129" style:family="text">
      <style:text-properties fo:language="en" fo:country="US" fo:font-weight="bold" officeooo:rsid="0006a7c3" style:font-weight-asian="bold" style:font-weight-complex="bold"/>
    </style:style>
    <style:style style:name="T130" style:family="text">
      <style:text-properties fo:language="en" fo:country="US" fo:font-weight="bold" officeooo:rsid="00b71413" style:font-weight-asian="bold" style:font-weight-complex="bold"/>
    </style:style>
    <style:style style:name="T131" style:family="text">
      <style:text-properties fo:language="en" fo:country="US" fo:font-weight="bold" officeooo:rsid="00b803fe" style:font-weight-asian="bold" style:font-weight-complex="bold"/>
    </style:style>
    <style:style style:name="T132" style:family="text">
      <style:text-properties fo:language="en" fo:country="US" fo:font-weight="bold" officeooo:rsid="00b926fc" style:font-weight-asian="bold" style:font-weight-complex="bold"/>
    </style:style>
    <style:style style:name="T133" style:family="text">
      <style:text-properties fo:language="en" fo:country="US" fo:font-weight="bold" officeooo:rsid="00c404c0" style:font-weight-asian="bold" style:font-weight-complex="bold"/>
    </style:style>
    <style:style style:name="T134" style:family="text">
      <style:text-properties fo:language="en" fo:country="US" fo:font-weight="bold" officeooo:rsid="00c4dd2b" style:font-weight-asian="bold" style:font-weight-complex="bold"/>
    </style:style>
    <style:style style:name="T135" style:family="text">
      <style:text-properties fo:language="en" fo:country="US" fo:font-weight="bold" officeooo:rsid="00ca26bf" style:font-weight-asian="bold" style:font-weight-complex="bold"/>
    </style:style>
    <style:style style:name="T136" style:family="text">
      <style:text-properties fo:language="en" fo:country="US" fo:font-weight="bold" officeooo:rsid="00cc0cb7" style:font-weight-asian="bold" style:font-weight-complex="bold"/>
    </style:style>
    <style:style style:name="T137" style:family="text">
      <style:text-properties fo:language="en" fo:country="US" fo:font-weight="bold" officeooo:rsid="00cc8a18" style:font-weight-asian="bold" style:font-weight-complex="bold"/>
    </style:style>
    <style:style style:name="T138" style:family="text">
      <style:text-properties fo:language="en" fo:country="US" fo:font-weight="bold" officeooo:rsid="00d0f34a" style:font-weight-asian="bold" style:font-weight-complex="bold"/>
    </style:style>
    <style:style style:name="T139" style:family="text">
      <style:text-properties fo:language="en" fo:country="US" fo:font-weight="bold" officeooo:rsid="00d273d0" style:font-weight-asian="bold" style:font-weight-complex="bold"/>
    </style:style>
    <style:style style:name="T140" style:family="text">
      <style:text-properties fo:language="en" fo:country="US" fo:font-weight="bold" officeooo:rsid="00d299ef" style:font-weight-asian="bold" style:font-weight-complex="bold"/>
    </style:style>
    <style:style style:name="T141" style:family="text">
      <style:text-properties fo:language="en" fo:country="US" fo:font-weight="bold" officeooo:rsid="00e0820d" style:font-weight-asian="bold" style:font-weight-complex="bold"/>
    </style:style>
    <style:style style:name="T142" style:family="text">
      <style:text-properties fo:language="en" fo:country="US" fo:font-weight="bold" officeooo:rsid="00e3aa55" style:font-weight-asian="bold" style:font-weight-complex="bold"/>
    </style:style>
    <style:style style:name="T143" style:family="text">
      <style:text-properties fo:language="en" fo:country="US" officeooo:rsid="0005e720"/>
    </style:style>
    <style:style style:name="T144" style:family="text">
      <style:text-properties fo:language="en" fo:country="US" fo:font-weight="normal" officeooo:rsid="00b6d2e1" style:font-weight-asian="normal" style:font-weight-complex="normal"/>
    </style:style>
    <style:style style:name="T145" style:family="text">
      <style:text-properties fo:language="en" fo:country="US" fo:font-weight="normal" officeooo:rsid="0005e720" style:font-weight-asian="normal" style:font-weight-complex="normal"/>
    </style:style>
    <style:style style:name="T146" style:family="text">
      <style:text-properties fo:language="en" fo:country="US" fo:font-weight="normal" officeooo:rsid="00b71413" style:font-weight-asian="normal" style:font-weight-complex="normal"/>
    </style:style>
    <style:style style:name="T147" style:family="text">
      <style:text-properties fo:language="en" fo:country="US" fo:font-weight="normal" officeooo:rsid="00b926fc" style:font-weight-asian="normal" style:font-weight-complex="normal"/>
    </style:style>
    <style:style style:name="T148" style:family="text">
      <style:text-properties fo:language="en" fo:country="US" fo:font-weight="normal" officeooo:rsid="00c404c0" style:font-weight-asian="normal" style:font-weight-complex="normal"/>
    </style:style>
    <style:style style:name="T149" style:family="text">
      <style:text-properties fo:language="en" fo:country="US" fo:font-weight="normal" officeooo:rsid="00c4dd2b" style:font-weight-asian="normal" style:font-weight-complex="normal"/>
    </style:style>
    <style:style style:name="T150" style:family="text">
      <style:text-properties fo:language="en" fo:country="US" fo:font-weight="normal" officeooo:rsid="00ca26bf" style:font-weight-asian="normal" style:font-weight-complex="normal"/>
    </style:style>
    <style:style style:name="T151" style:family="text">
      <style:text-properties fo:language="en" fo:country="US" fo:font-weight="normal" officeooo:rsid="00cc0cb7" style:font-weight-asian="normal" style:font-weight-complex="normal"/>
    </style:style>
    <style:style style:name="T152" style:family="text">
      <style:text-properties fo:language="en" fo:country="US" fo:font-weight="normal" officeooo:rsid="00cc8a18" style:font-weight-asian="normal" style:font-weight-complex="normal"/>
    </style:style>
    <style:style style:name="T153" style:family="text">
      <style:text-properties fo:language="en" fo:country="US" fo:font-weight="normal" officeooo:rsid="00d0f34a" style:font-weight-asian="normal" style:font-weight-complex="normal"/>
    </style:style>
    <style:style style:name="T154" style:family="text">
      <style:text-properties fo:language="en" fo:country="US" fo:font-weight="normal" officeooo:rsid="00d273d0" style:font-weight-asian="normal" style:font-weight-complex="normal"/>
    </style:style>
    <style:style style:name="T155" style:family="text">
      <style:text-properties fo:language="en" fo:country="US" fo:font-weight="normal" officeooo:rsid="00d299ef" style:font-weight-asian="normal" style:font-weight-complex="normal"/>
    </style:style>
    <style:style style:name="T156" style:family="text">
      <style:text-properties fo:language="en" fo:country="US" fo:font-weight="normal" officeooo:rsid="00d449ee" style:font-weight-asian="normal" style:font-weight-complex="normal"/>
    </style:style>
    <style:style style:name="T157" style:family="text">
      <style:text-properties fo:language="en" fo:country="US" fo:font-weight="normal" officeooo:rsid="00df8594" style:font-weight-asian="normal" style:font-weight-complex="normal"/>
    </style:style>
    <style:style style:name="T158" style:family="text">
      <style:text-properties fo:language="en" fo:country="US" fo:font-weight="normal" officeooo:rsid="00e0820d" style:font-weight-asian="normal" style:font-weight-complex="normal"/>
    </style:style>
    <style:style style:name="T159" style:family="text">
      <style:text-properties fo:language="en" fo:country="US" fo:font-weight="normal" officeooo:rsid="00e229f8" style:font-weight-asian="normal" style:font-weight-complex="normal"/>
    </style:style>
    <style:style style:name="T160" style:family="text">
      <style:text-properties fo:language="en" fo:country="US" fo:font-weight="normal" officeooo:rsid="00e3aa55" style:font-weight-asian="normal" style:font-weight-complex="normal"/>
    </style:style>
    <style:style style:name="T161" style:family="text">
      <style:text-properties fo:language="en" fo:country="US" fo:font-weight="normal" officeooo:rsid="01031f69" style:font-weight-asian="normal" style:font-weight-complex="normal"/>
    </style:style>
    <style:style style:name="T162" style:family="text">
      <style:text-properties fo:language="en" fo:country="US" officeooo:rsid="00b6d2e1"/>
    </style:style>
    <style:style style:name="T163" style:family="text">
      <style:text-properties fo:language="en" fo:country="US" fo:font-style="italic" fo:font-weight="normal" officeooo:rsid="00cc0cb7" style:font-style-asian="italic" style:font-weight-asian="normal" style:font-style-complex="italic" style:font-weight-complex="normal"/>
    </style:style>
    <style:style style:name="T164" style:family="text">
      <style:text-properties fo:language="en" fo:country="US" fo:font-style="italic" fo:font-weight="normal" officeooo:rsid="00cc8a18" style:font-style-asian="italic" style:font-weight-asian="normal" style:font-style-complex="italic" style:font-weight-complex="normal"/>
    </style:style>
    <style:style style:name="T165" style:family="text">
      <style:text-properties fo:language="en" fo:country="US" fo:font-style="italic" style:text-underline-style="solid" style:text-underline-width="auto" style:text-underline-color="font-color" fo:font-weight="normal" officeooo:rsid="00d299ef" style:font-style-asian="italic" style:font-weight-asian="normal" style:font-style-complex="italic" style:font-weight-complex="normal"/>
    </style:style>
    <style:style style:name="T166" style:family="text">
      <style:text-properties fo:language="en" fo:country="US" fo:font-style="normal" fo:font-weight="normal" officeooo:rsid="00cc8a18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style="normal" fo:font-weight="normal" officeooo:rsid="00b6d2e1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style="normal" fo:font-weight="normal" officeooo:rsid="00cc0cb7" style:font-style-asian="normal" style:font-weight-asian="normal" style:font-style-complex="normal" style:font-weight-complex="normal"/>
    </style:style>
    <style:style style:name="T169" style:family="text">
      <style:text-properties fo:language="en" fo:country="US" fo:font-style="normal" fo:font-weight="normal" officeooo:rsid="00ca26bf" style:font-style-asian="normal" style:font-weight-asian="normal" style:font-style-complex="normal" style:font-weight-complex="normal"/>
    </style:style>
    <style:style style:name="T170" style:family="text">
      <style:text-properties fo:language="en" fo:country="US" fo:font-style="normal" fo:font-weight="normal" officeooo:rsid="00ce13dd" style:font-style-asian="normal" style:font-weight-asian="normal" style:font-style-complex="normal" style:font-weight-complex="normal"/>
    </style:style>
    <style:style style:name="T171" style:family="text">
      <style:text-properties fo:language="en" fo:country="US" fo:font-style="normal" fo:font-weight="normal" officeooo:rsid="00cf0a2c" style:font-style-asian="normal" style:font-weight-asian="normal" style:font-style-complex="normal" style:font-weight-complex="normal"/>
    </style:style>
    <style:style style:name="T172" style:family="text">
      <style:text-properties fo:language="en" fo:country="US" fo:font-style="normal" fo:font-weight="normal" officeooo:rsid="00cf28ad" style:font-style-asian="normal" style:font-weight-asian="normal" style:font-style-complex="normal" style:font-weight-complex="normal"/>
    </style:style>
    <style:style style:name="T173" style:family="text">
      <style:text-properties fo:language="en" fo:country="US" fo:font-style="normal" fo:font-weight="normal" officeooo:rsid="00dd528b" style:font-style-asian="normal" style:font-weight-asian="normal" style:font-style-complex="normal" style:font-weight-complex="normal"/>
    </style:style>
    <style:style style:name="T174" style:family="text">
      <style:text-properties fo:language="en" fo:country="US" fo:font-style="normal" fo:font-weight="bold" officeooo:rsid="00b6d2e1" style:font-style-asian="normal" style:font-weight-asian="bold" style:font-style-complex="normal" style:font-weight-complex="bold"/>
    </style:style>
    <style:style style:name="T175" style:family="text">
      <style:text-properties fo:language="en" fo:country="US" fo:font-style="normal" fo:font-weight="bold" officeooo:rsid="00cc0cb7" style:font-style-asian="normal" style:font-weight-asian="bold" style:font-style-complex="normal" style:font-weight-complex="bold"/>
    </style:style>
    <style:style style:name="T176" style:family="text">
      <style:text-properties fo:language="en" fo:country="US" fo:font-style="normal" fo:font-weight="bold" officeooo:rsid="00cc8a18" style:font-style-asian="normal" style:font-weight-asian="bold" style:font-style-complex="normal" style:font-weight-complex="bold"/>
    </style:style>
    <style:style style:name="T177" style:family="text">
      <style:text-properties fo:language="en" fo:country="US" fo:font-style="normal" fo:font-weight="bold" officeooo:rsid="00ca26bf" style:font-style-asian="normal" style:font-weight-asian="bold" style:font-style-complex="normal" style:font-weight-complex="bold"/>
    </style:style>
    <style:style style:name="T178" style:family="text">
      <style:text-properties fo:language="en" fo:country="US" fo:font-style="normal" fo:font-weight="bold" officeooo:rsid="00ce13dd" style:font-style-asian="normal" style:font-weight-asian="bold" style:font-style-complex="normal" style:font-weight-complex="bold"/>
    </style:style>
    <style:style style:name="T179" style:family="text">
      <style:text-properties fo:language="en" fo:country="US" fo:font-style="normal" fo:font-weight="bold" officeooo:rsid="00cf0a2c" style:font-style-asian="normal" style:font-weight-asian="bold" style:font-style-complex="normal" style:font-weight-complex="bold"/>
    </style:style>
    <style:style style:name="T180" style:family="text">
      <style:text-properties fo:language="en" fo:country="US" fo:font-style="normal" fo:font-weight="bold" officeooo:rsid="00d299ef" style:font-style-asian="normal" style:font-weight-asian="bold" style:font-style-complex="normal" style:font-weight-complex="bold"/>
    </style:style>
    <style:style style:name="T181" style:family="text">
      <style:text-properties fo:language="en" fo:country="US" style:text-underline-style="solid" style:text-underline-width="auto" style:text-underline-color="font-color" fo:font-weight="normal" officeooo:rsid="00d299ef" style:font-weight-asian="normal" style:font-weight-complex="normal"/>
    </style:style>
    <style:style style:name="T182" style:family="text">
      <style:text-properties fo:language="en" fo:country="US" style:text-underline-style="solid" style:text-underline-width="auto" style:text-underline-color="font-color" fo:font-weight="normal" officeooo:rsid="00d75ab6" style:font-weight-asian="normal" style:font-weight-complex="normal"/>
    </style:style>
    <style:style style:name="T183" style:family="text">
      <style:text-properties fo:language="en" fo:country="US" style:text-underline-style="solid" style:text-underline-width="auto" style:text-underline-color="font-color" fo:font-weight="bold" officeooo:rsid="00d299ef" style:font-weight-asian="bold" style:font-weight-complex="bold"/>
    </style:style>
    <style:style style:name="T184" style:family="text">
      <style:text-properties fo:language="en" fo:country="US" style:text-underline-style="solid" style:text-underline-width="auto" style:text-underline-color="font-color" fo:font-weight="bold" officeooo:rsid="00d75ab6" style:font-weight-asian="bold" style:font-weight-complex="bold"/>
    </style:style>
    <style:style style:name="T185" style:family="text">
      <style:text-properties fo:language="en" fo:country="US" style:text-underline-style="none" fo:font-weight="normal" officeooo:rsid="0005e720" style:font-weight-asian="normal" style:font-weight-complex="normal"/>
    </style:style>
    <style:style style:name="T186" style:family="text">
      <style:text-properties fo:language="en" fo:country="US" style:text-underline-style="none" fo:font-weight="normal" officeooo:rsid="00d75ab6" style:font-weight-asian="normal" style:font-weight-complex="normal"/>
    </style:style>
    <style:style style:name="T187" style:family="text">
      <style:text-properties fo:language="en" fo:country="US" style:text-underline-style="none" fo:font-weight="bold" officeooo:rsid="00d75ab6" style:font-weight-asian="bold" style:font-weight-complex="bold"/>
    </style:style>
    <style:style style:name="T188" style:family="text">
      <style:text-properties fo:language="en" fo:country="US" style:text-underline-style="none" fo:font-weight="bold" officeooo:rsid="0005e720" style:font-weight-asian="bold" style:font-weight-complex="bold"/>
    </style:style>
    <style:style style:name="T189" style:family="text">
      <style:text-properties fo:language="en" fo:country="US" style:text-underline-style="none" fo:font-weight="bold" officeooo:rsid="0006a7c3" style:font-weight-asian="bold" style:font-weight-complex="bold"/>
    </style:style>
    <style:style style:name="T190" style:family="text">
      <style:text-properties fo:font-size="14pt" fo:language="en" fo:country="US" fo:font-weight="bold" officeooo:rsid="00b6d2e1" style:font-size-asian="14pt" style:font-weight-asian="bold" style:font-size-complex="14pt" style:font-weight-complex="bold"/>
    </style:style>
    <style:style style:name="T191" style:family="text">
      <style:text-properties fo:font-size="14pt" fo:language="en" fo:country="US" fo:font-weight="bold" officeooo:rsid="0005e720" style:font-size-asian="14pt" style:font-weight-asian="bold" style:font-size-complex="14pt" style:font-weight-complex="bold"/>
    </style:style>
    <style:style style:name="T192" style:family="text">
      <style:text-properties fo:font-size="14pt" fo:language="en" fo:country="US" fo:font-weight="bold" officeooo:rsid="00da56a8" style:font-size-asian="14pt" style:font-weight-asian="bold" style:font-size-complex="14pt" style:font-weight-complex="bold"/>
    </style:style>
    <style:style style:name="T193" style:family="text">
      <style:text-properties fo:font-size="14pt" fo:language="en" fo:country="US" fo:font-weight="bold" officeooo:rsid="00b803fe" style:font-size-asian="14pt" style:font-weight-asian="bold" style:font-size-complex="14pt" style:font-weight-complex="bold"/>
    </style:style>
    <style:style style:name="T194" style:family="text">
      <style:text-properties fo:font-size="14pt" fo:language="en" fo:country="US" fo:font-weight="bold" officeooo:rsid="00edd873" style:font-size-asian="14pt" style:font-weight-asian="bold" style:font-size-complex="14pt" style:font-weight-complex="bold"/>
    </style:style>
    <style:style style:name="T195" style:family="text">
      <style:text-properties fo:font-size="14pt" fo:language="en" fo:country="US" fo:font-weight="bold" officeooo:rsid="00e5945a" style:font-size-asian="12.25pt" style:font-weight-asian="bold" style:font-size-complex="14pt" style:font-weight-complex="bold"/>
    </style:style>
    <style:style style:name="T196" style:family="text">
      <style:text-properties fo:font-style="italic" style:text-underline-style="none" officeooo:rsid="005a663a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officeooo:rsid="005a663a" style:font-style-asian="italic" style:font-style-complex="italic"/>
    </style:style>
    <style:style style:name="T199" style:family="text">
      <style:text-properties fo:font-style="italic" officeooo:rsid="004892c1" style:font-style-asian="italic" style:font-style-complex="italic"/>
    </style:style>
    <style:style style:name="T200" style:family="text">
      <style:text-properties fo:font-style="italic" officeooo:rsid="003436e3" style:font-style-asian="italic" style:font-style-complex="italic"/>
    </style:style>
    <style:style style:name="T201" style:family="text">
      <style:text-properties fo:font-style="italic" officeooo:rsid="00eb85fb" style:font-style-asian="italic" style:font-style-complex="italic"/>
    </style:style>
    <style:style style:name="T20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5" style:family="text">
      <style:text-properties officeooo:rsid="0005e720"/>
    </style:style>
    <style:style style:name="T206" style:family="text">
      <style:text-properties officeooo:rsid="003436e3"/>
    </style:style>
    <style:style style:name="T207" style:family="text">
      <style:text-properties officeooo:rsid="004892c1"/>
    </style:style>
    <style:style style:name="T208" style:family="text">
      <style:text-properties style:text-underline-style="solid" style:text-underline-width="auto" style:text-underline-color="font-color"/>
    </style:style>
    <style:style style:name="T20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0" style:family="text">
      <style:text-properties style:text-underline-style="solid" style:text-underline-width="auto" style:text-underline-color="font-color" fo:font-weight="bold" officeooo:rsid="00b926fc" style:font-weight-asian="bold" style:font-weight-complex="bold"/>
    </style:style>
    <style:style style:name="T211" style:family="text">
      <style:text-properties style:text-underline-style="solid" style:text-underline-width="auto" style:text-underline-color="font-color" fo:font-weight="bold" officeooo:rsid="00f5038c" style:font-weight-asian="bold" style:font-weight-complex="bold"/>
    </style:style>
    <style:style style:name="T212" style:family="text">
      <style:text-properties style:text-underline-style="solid" style:text-underline-width="auto" style:text-underline-color="font-color" officeooo:rsid="00f5038c"/>
    </style:style>
    <style:style style:name="T213" style:family="text">
      <style:text-properties officeooo:rsid="00bbff34"/>
    </style:style>
    <style:style style:name="T214" style:family="text">
      <style:text-properties officeooo:rsid="00e9486f"/>
    </style:style>
    <style:style style:name="T215" style:family="text">
      <style:text-properties officeooo:rsid="00eb85fb"/>
    </style:style>
    <style:style style:name="T216" style:family="text">
      <style:text-properties officeooo:rsid="00f012b2"/>
    </style:style>
    <style:style style:name="T217" style:family="text">
      <style:text-properties officeooo:rsid="00f2e1d1"/>
    </style:style>
    <style:style style:name="T218" style:family="text">
      <style:text-properties officeooo:rsid="00f5038c"/>
    </style:style>
    <style:style style:name="T219" style:family="text">
      <style:text-properties officeooo:rsid="00b926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Shell<text:span text:style-name="T10">'</text:span>s file descriptors and I/O redirection</text:p>
      <text:p text:style-name="P1"><text:span text:style-name="T190">F</text:span><text:span text:style-name="T191">ile descriptors </text:span><text:span text:style-name="T190">(fd</text:span><text:span text:style-name="T192">s</text:span><text:span text:style-name="T190">)</text:span></text:p>
      <text:p text:style-name="P47"><text:span text:style-name="T145"><text:tab/>I</text:span><text:span text:style-name="T150">n *nix-like operating systems </text:span><text:span text:style-name="T135">everything</text:span><text:span text:style-name="T150"> considered to be a </text:span><text:span text:style-name="T135">file</text:span><text:span text:style-name="T150">. There are </text:span><text:span text:style-name="T135">special files</text:span><text:span text:style-name="T150"> and </text:span><text:span text:style-name="T135">regular files</text:span><text:span text:style-name="T150">. </text:span><text:span text:style-name="T135">File descriptor</text:span><text:span text:style-name="T150"> is a </text:span><text:span text:style-name="T135">link</text:span><text:span text:style-name="T150">, that points to a </text:span><text:span text:style-name="T135">file</text:span><text:span text:style-name="T150">. Each program reads </text:span><text:span text:style-name="T144">it's </text:span><text:span text:style-name="T150">input from </text:span><text:span text:style-name="T135">link</text:span><text:span text:style-name="T150"> number </text:span><text:span text:style-name="T135">0</text:span><text:span text:style-name="T150"> (</text:span><text:span text:style-name="T135">file descriptor 0</text:span><text:span text:style-name="T150">), prints </text:span><text:span text:style-name="T144">it's </text:span><text:span text:style-name="T150">output to </text:span><text:span text:style-name="T135">link</text:span><text:span text:style-name="T150"> number </text:span><text:span text:style-name="T135">1</text:span><text:span text:style-name="T150"> (</text:span><text:span text:style-name="T135">file descriptor 1</text:span><text:span text:style-name="T150">), prints </text:span><text:span text:style-name="T144">it's </text:span><text:span text:style-name="T150">error output to </text:span><text:span text:style-name="T135">link</text:span><text:span text:style-name="T150"> number </text:span><text:span text:style-name="T135">2</text:span><text:span text:style-name="T150"> (</text:span><text:span text:style-name="T135">file descriptor 2</text:span><text:span text:style-name="T150">). The program </text:span><text:span text:style-name="T135">does not ca</text:span><text:span text:style-name="T136">re</text:span><text:span text:style-name="T150"> about where the </text:span><text:span text:style-name="T135">link</text:span><text:span text:style-name="T150"> is pointing, </text:span><text:span text:style-name="T144">it </text:span><text:span text:style-name="T150">just send</text:span><text:span text:style-name="T157">s</text:span><text:span text:style-name="T150"> the stream to a </text:span><text:span text:style-name="T135">link</text:span><text:span text:style-name="T150">. </text:span><text:span text:style-name="T136">Links</text:span><text:span text:style-name="T151"> can be changed </text:span><text:span text:style-name="T148">on a </text:span><text:span text:style-name="T133">once-only basis</text:span><text:span text:style-name="T148"> </text:span><text:span text:style-name="T151">(</text:span><text:span text:style-name="T136">df</text:span><text:span text:style-name="T151"> </text:span><text:span text:style-name="T136">1&gt;</text:span><text:span text:style-name="T151"> </text:span><text:span text:style-name="T163">file</text:span><text:span text:style-name="T151">): </text:span><text:span text:style-name="T152">for the </text:span><text:span text:style-name="T137">df</text:span><text:span text:style-name="T152"> command, </text:span><text:span text:style-name="T135">link</text:span><text:span text:style-name="T150"> number </text:span><text:span text:style-name="T135">1</text:span><text:span text:style-name="T150"> (</text:span><text:span text:style-name="T135">file descriptor 1</text:span><text:span text:style-name="T150">) </text:span><text:span text:style-name="T152">will point to </text:span><text:span text:style-name="T164">file</text:span><text:span text:style-name="T166"> instead of </text:span><text:span text:style-name="T174">stdout</text:span><text:span text:style-name="T167">. </text:span><text:span text:style-name="T175">Links</text:span><text:span text:style-name="T168"> can be changed </text:span><text:span text:style-name="T176">permanently</text:span><text:span text:style-name="T166"> with </text:span><text:span text:style-name="T176">exec</text:span><text:span text:style-name="T166"> command (</text:span><text:span text:style-name="T176">exec</text:span><text:span text:style-name="T166"> </text:span><text:span text:style-name="T176">3&lt;</text:span><text:span text:style-name="T166"> </text:span><text:span text:style-name="T164">file</text:span><text:span text:style-name="T166">): </text:span><text:span text:style-name="T177">link</text:span><text:span text:style-name="T169"> number </text:span><text:span text:style-name="T176">3</text:span><text:span text:style-name="T166"> </text:span><text:span text:style-name="T169">(</text:span><text:span text:style-name="T177">file descriptor </text:span><text:span text:style-name="T176">3</text:span><text:span text:style-name="T169">)</text:span><text:span text:style-name="T166"> will point to </text:span><text:span text:style-name="T173">a</text:span><text:span text:style-name="T166"> </text:span><text:span text:style-name="T164">file</text:span><text:span text:style-name="T166">, </text:span><text:span text:style-name="T172">the </text:span><text:span text:style-name="T164">file</text:span><text:span text:style-name="T166"> will be opened in </text:span><text:span text:style-name="T176">read mode</text:span><text:span text:style-name="T166">. </text:span><text:span text:style-name="T176">Links</text:span><text:span text:style-name="T166"> </text:span><text:span text:style-name="T169">(</text:span><text:span text:style-name="T177">file descriptor</text:span><text:span text:style-name="T176">s</text:span><text:span text:style-name="T169">) </text:span><text:span text:style-name="T166">can be closed by linking them with </text:span><text:span text:style-name="T176">&amp;-</text:span><text:span text:style-name="T166"> (</text:span><text:span text:style-name="T176">exec</text:span><text:span text:style-name="T166"> </text:span><text:span text:style-name="T176">3&lt;&amp;-</text:span><text:span text:style-name="T166">). </text:span><text:span text:style-name="T176">Link</text:span><text:span text:style-name="T166"> itself </text:span><text:span text:style-name="T169">(</text:span><text:span text:style-name="T177">file descriptor</text:span><text:span text:style-name="T169">) </text:span><text:span text:style-name="T166">can be copied to another </text:span><text:span text:style-name="T176">link</text:span><text:span text:style-name="T166"> </text:span><text:span text:style-name="T169">(</text:span><text:span text:style-name="T177">file descriptor</text:span><text:span text:style-name="T169">), </text:span><text:span text:style-name="T178">exec</text:span><text:span text:style-name="T170"> </text:span><text:span text:style-name="T178">4&gt;&amp;1</text:span><text:span text:style-name="T170"> will make a copy of </text:span><text:span text:style-name="T177">link</text:span><text:span text:style-name="T169"> number </text:span><text:span text:style-name="T177">1</text:span><text:span text:style-name="T169"> (</text:span><text:span text:style-name="T177">file descriptor 1</text:span><text:span text:style-name="T169">) </text:span><text:span text:style-name="T170">in </text:span><text:span text:style-name="T177">link</text:span><text:span text:style-name="T169"> number </text:span><text:span text:style-name="T178">4</text:span><text:span text:style-name="T169"> (</text:span><text:span text:style-name="T177">file descriptor </text:span><text:span text:style-name="T178">4</text:span><text:span text:style-name="T169">) </text:span><text:span text:style-name="T170">with </text:span><text:span text:style-name="T178">file mode</text:span><text:span text:style-name="T170"> being </text:span><text:span text:style-name="T178">write</text:span><text:span text:style-name="T170">. </text:span><text:span text:style-name="T171">Later on, </text:span><text:span text:style-name="T178">exec</text:span><text:span text:style-name="T170"> </text:span><text:span text:style-name="T179">1</text:span><text:span text:style-name="T178">&gt;&amp;</text:span><text:span text:style-name="T179">4</text:span><text:span text:style-name="T171"> can be used to restore </text:span><text:span text:style-name="T177">link</text:span><text:span text:style-name="T169"> number </text:span><text:span text:style-name="T177">1</text:span><text:span text:style-name="T169"> (</text:span><text:span text:style-name="T177">file descriptor 1</text:span><text:span text:style-name="T169">) </text:span><text:span text:style-name="T171">to </text:span><text:span text:style-name="T167">it's </text:span><text:span text:style-name="T171">original state.</text:span></text:p>
      <text:p text:style-name="P23"><text:span text:style-name="T145"><text:tab/></text:span><text:span text:style-name="T127"><text:tab/></text:span><text:span text:style-name="T143"><text:tab/></text:span><text:span text:style-name="T144">Upon invocation, each shell, subshell, subsubshell gets </text:span><text:span text:style-name="T128">3</text:span><text:span text:style-name="T144"> of it's own </text:span><text:span text:style-name="T128">unique</text:span><text:span text:style-name="T144"> links:</text:span></text:p>
      <text:p text:style-name="P24"><text:span text:style-name="T145"><text:tab/></text:span><text:span text:style-name="T128">1</text:span><text:span text:style-name="T131">)</text:span><text:span text:style-name="T127"><text:tab/></text:span><text:span text:style-name="T129">–</text:span><text:span text:style-name="T143"><text:tab/></text:span><text:span text:style-name="T162">A </text:span><text:span text:style-name="T128">link</text:span><text:span text:style-name="T162"> to </text:span><text:span text:style-name="T128">stdin</text:span><text:span text:style-name="T162">, available on </text:span><text:span text:style-name="T130">f</text:span><text:span text:style-name="T128">ile descriptor 0</text:span></text:p>
      <text:p text:style-name="P25"><text:span text:style-name="T145"><text:tab/></text:span><text:span text:style-name="T130">2</text:span><text:span text:style-name="T131">)</text:span><text:span text:style-name="T127"><text:tab/></text:span><text:span text:style-name="T129">–</text:span><text:span text:style-name="T143"><text:tab/></text:span><text:span text:style-name="T162">A </text:span><text:span text:style-name="T128">link</text:span><text:span text:style-name="T162"> to </text:span><text:span text:style-name="T128">stdout</text:span><text:span text:style-name="T162">, available on </text:span><text:span text:style-name="T130">f</text:span><text:span text:style-name="T128">ile descriptor </text:span><text:span text:style-name="T130">1</text:span></text:p>
      <text:p text:style-name="P25"><text:span text:style-name="T145"><text:tab/></text:span><text:span text:style-name="T130">3</text:span><text:span text:style-name="T131">)</text:span><text:span text:style-name="T127"><text:tab/></text:span><text:span text:style-name="T129">–</text:span><text:span text:style-name="T143"><text:tab/></text:span><text:span text:style-name="T162">A </text:span><text:span text:style-name="T128">link</text:span><text:span text:style-name="T162"> to </text:span><text:span text:style-name="T128">stderr</text:span><text:span text:style-name="T162">, available on </text:span><text:span text:style-name="T130">f</text:span><text:span text:style-name="T128">ile descriptor </text:span><text:span text:style-name="T130">2</text:span></text:p>
      <text:p text:style-name="P25"><text:span text:style-name="T145"><text:tab/></text:span><text:span text:style-name="T127"><text:tab/></text:span><text:span text:style-name="T143"><text:tab/></text:span><text:span text:style-name="T146">A stream can be redirected to </text:span><text:span text:style-name="T130">fd</text:span><text:span text:style-name="T144">, </text:span><text:span text:style-name="T146">specific to this particular shell/subshell</text:span></text:p>
      <text:p text:style-name="P26"><text:span text:style-name="T145"><text:tab/></text:span><text:span text:style-name="T132">|</text:span><text:span text:style-name="T127"><text:tab/></text:span><text:span text:style-name="T129">–</text:span><text:span text:style-name="T145"><text:tab/></text:span><text:span text:style-name="T147">Pipes inherit </text:span><text:span text:style-name="T132">fds</text:span><text:span text:style-name="T147">; to prevent that from happening, </text:span><text:span text:style-name="T132">fd</text:span><text:span text:style-name="T147"> needs to be closed </text:span><text:span text:style-name="T153">(</text:span><text:span text:style-name="T138">4&gt;</text:span><text:span text:style-name="T132">&amp;-</text:span><text:span text:style-name="T153">)</text:span></text:p>
      <text:p text:style-name="P33"><text:span text:style-name="T145"><text:tab/></text:span><text:span text:style-name="T133">2&gt;&amp;1</text:span><text:span text:style-name="T127"><text:tab/></text:span><text:span text:style-name="T129">–</text:span><text:span text:style-name="T145"><text:tab/></text:span><text:span text:style-name="T148">Links </text:span><text:span text:style-name="T133">fd2</text:span><text:span text:style-name="T148"> with </text:span><text:span text:style-name="T133">fd1</text:span><text:span text:style-name="T148"> on a once-only basis </text:span><text:span text:style-name="T149">(</text:span><text:span text:style-name="T134">find</text:span><text:span text:style-name="T149"> / -name </text:span><text:span text:style-name="T79">'</text:span><text:span text:style-name="T149">*.h</text:span><text:span text:style-name="T79">' </text:span><text:span text:style-name="T59">2&gt;&amp;1</text:span><text:span text:style-name="T88">)</text:span></text:p>
      <text:p text:style-name="P35"><text:span text:style-name="T145"><text:tab/></text:span><text:span text:style-name="T133">exec</text:span><text:span text:style-name="T148"> </text:span><text:span text:style-name="T138">4</text:span><text:span text:style-name="T133">&gt;&amp;1</text:span><text:span text:style-name="T127"><text:tab/></text:span><text:span text:style-name="T129">–</text:span><text:span text:style-name="T145"><text:tab/></text:span><text:span text:style-name="T148">Links </text:span><text:span text:style-name="T133">fd</text:span><text:span text:style-name="T138">4</text:span><text:span text:style-name="T148"> with </text:span><text:span text:style-name="T133">fd1</text:span><text:span text:style-name="T148"> permanently </text:span><text:span text:style-name="T158">(</text:span><text:span text:style-name="T141">fd4</text:span><text:span text:style-name="T158"> will contain exact copy of </text:span><text:span text:style-name="T141">fd1</text:span><text:span text:style-name="T158"> link)</text:span></text:p>
      <text:p text:style-name="P38"><text:span text:style-name="T145"><text:tab/></text:span><text:span text:style-name="T127"><text:tab/></text:span><text:span text:style-name="T145"><text:tab/></text:span><text:span text:style-name="T154">Interactive shell requires </text:span><text:span text:style-name="T139">fd0</text:span><text:span text:style-name="T154">, </text:span><text:span text:style-name="T139">fd1</text:span><text:span text:style-name="T154">, </text:span><text:span text:style-name="T139">fd2</text:span><text:span text:style-name="T154"> to be open at all times, and they must contain unique links to shell</text:span><text:span text:style-name="T79">'</text:span><text:span text:style-name="T91">s </text:span><text:span text:style-name="T61">stdin</text:span><text:span text:style-name="T81">, </text:span><text:span text:style-name="T61">stdout</text:span><text:span text:style-name="T81">, </text:span><text:span text:style-name="T61">stderr</text:span><text:span text:style-name="T81">; thus </text:span><text:span text:style-name="T139">exec 2&gt;&amp;1</text:span><text:span text:style-name="T154"> will fail </text:span><text:span text:style-name="T159">in i</text:span><text:span text:style-name="T154">nteractive shell</text:span></text:p>
      <text:p text:style-name="P36"><text:span text:style-name="T145"><text:tab/></text:span><text:span text:style-name="T127"><text:tab/></text:span><text:span text:style-name="T145"><text:tab/></text:span><text:span text:style-name="T154">Non-interactive shell allows </text:span><text:span text:style-name="T139">fd0</text:span><text:span text:style-name="T154">, </text:span><text:span text:style-name="T139">fd1</text:span><text:span text:style-name="T154">, </text:span><text:span text:style-name="T139">fd2</text:span><text:span text:style-name="T154"> to be linked with other files:</text:span></text:p>
      <text:p text:style-name="P37"><text:span text:style-name="T145"><text:tab/></text:span><text:span text:style-name="T139">exec 3&lt;&amp;0</text:span><text:span text:style-name="T127"><text:tab/></text:span><text:span text:style-name="T129">–</text:span><text:span text:style-name="T145"><text:tab/></text:span><text:span text:style-name="T154">Saves </text:span><text:span text:style-name="T139">fd0</text:span><text:span text:style-name="T154"> (</text:span><text:span text:style-name="T139">unique link</text:span><text:span text:style-name="T154">, pointing to shell</text:span><text:span text:style-name="T79">'</text:span><text:span text:style-name="T154">s </text:span><text:span text:style-name="T139">stdin</text:span><text:span text:style-name="T154">) in </text:span><text:span text:style-name="T139">fd3</text:span></text:p>
      <text:p text:style-name="P37"><text:span text:style-name="T145"><text:tab/></text:span><text:span text:style-name="T139">exec </text:span><text:span text:style-name="T140">0</text:span><text:span text:style-name="T139">&lt; </text:span><text:span text:style-name="T180">f1</text:span><text:span text:style-name="T127"><text:tab/></text:span><text:span text:style-name="T129">–</text:span><text:span text:style-name="T145"><text:tab/></text:span><text:span text:style-name="T140">fd0</text:span><text:span text:style-name="T155"> is now pointing at file </text:span><text:span text:style-name="T140">f1</text:span><text:span text:style-name="T155">, which is open for reading</text:span></text:p>
      <text:p text:style-name="P37"><text:span text:style-name="T145"><text:tab/></text:span><text:span text:style-name="T140">read -- var</text:span><text:span text:style-name="T127"><text:tab/></text:span><text:span text:style-name="T129">–</text:span><text:span text:style-name="T145"><text:tab/></text:span><text:span text:style-name="T155">reads </text:span><text:span text:style-name="T140">line</text:span><text:span text:style-name="T155"> from file </text:span><text:span text:style-name="T140">f1</text:span><text:span text:style-name="T155"> instead of </text:span><text:span text:style-name="T140">stdin</text:span><text:span text:style-name="T155">, </text:span><text:span text:style-name="T160">stores value in variable </text:span><text:span text:style-name="T142">var</text:span></text:p>
      <text:p text:style-name="P37"><text:span text:style-name="T145"><text:tab/></text:span><text:span text:style-name="T139">exec </text:span><text:span text:style-name="T140">0</text:span><text:span text:style-name="T139">&lt;&amp;</text:span><text:span text:style-name="T140">3</text:span><text:span text:style-name="T127"><text:tab/></text:span><text:span text:style-name="T129">–</text:span><text:span text:style-name="T145"><text:tab/></text:span><text:span text:style-name="T155">Restores</text:span><text:span text:style-name="T154"> </text:span><text:span text:style-name="T139">fd0</text:span><text:span text:style-name="T154"> </text:span><text:span text:style-name="T155">to it</text:span><text:span text:style-name="T79">'</text:span><text:span text:style-name="T154">s </text:span><text:span text:style-name="T155">original state.</text:span></text:p>
      <text:p text:style-name="P37"><text:span text:style-name="T155"><text:tab/></text:span><text:span text:style-name="T140">fd0</text:span><text:span text:style-name="T155"> and </text:span><text:span text:style-name="T140">fd1</text:span><text:span text:style-name="T127"><text:tab/></text:span><text:span text:style-name="T129">–</text:span><text:span text:style-name="T145"><text:tab/></text:span><text:span text:style-name="T155">Numbers on the left can be omit</text:span><text:span text:style-name="T161">t</text:span><text:span text:style-name="T155">ed for th</text:span><text:span text:style-name="T156">ese</text:span><text:span text:style-name="T155"> 2 </text:span><text:span text:style-name="T140">fds</text:span><text:span text:style-name="T155">: </text:span><text:span text:style-name="T181">ls </text:span><text:span text:style-name="T183">&gt;</text:span><text:span text:style-name="T181"> </text:span><text:span text:style-name="T165">file</text:span><text:span text:style-name="T155"> is same as </text:span><text:span text:style-name="T181">ls </text:span><text:span text:style-name="T183">1&gt;</text:span><text:span text:style-name="T181"> </text:span><text:span text:style-name="T165">file</text:span></text:p>
      <text:p text:style-name="P61"><text:span text:style-name="T185"><text:tab/></text:span><text:span text:style-name="T187">fd5</text:span><text:span text:style-name="T188"><text:tab/></text:span><text:span text:style-name="T189">–</text:span><text:span text:style-name="T185"><text:tab/></text:span><text:span text:style-name="T187">bash</text:span><text:span text:style-name="T186"> shell uses </text:span><text:span text:style-name="T187">fd5</text:span><text:span text:style-name="T186"> for its internal purposes. </text:span><text:span text:style-name="T184">Never</text:span><text:span text:style-name="T182"> use </text:span><text:span text:style-name="T184">fd5</text:span><text:span text:style-name="T186"> in bash scripts!</text:span></text:p>
      <text:p text:style-name="P3">Redirecting stream from subsubshell into subshell</text:p>
      <text:p text:style-name="P7"><text:span text:style-name="T14">#!/</text:span><text:span text:style-name="T11">bin/ksh</text:span></text:p>
      <text:p text:style-name="P12"># Preparations</text:p>
      <text:p text:style-name="P5"><text:span text:style-name="T14">if [ </text:span><text:span text:style-name="T13">! -d</text:span><text:span text:style-name="T14"> </text:span><text:span text:style-name="T196">restricted</text:span><text:span text:style-name="T14"> ]; then </text:span><text:span text:style-name="T13">mkdir</text:span><text:span text:style-name="T14"> </text:span><text:span text:style-name="T196">restricted</text:span><text:span text:style-name="T14">; </text:span><text:span text:style-name="T13">chmod</text:span><text:span text:style-name="T14"> 000 </text:span><text:span text:style-name="T196">restricted</text:span><text:span text:style-name="T14">; fi</text:span></text:p>
      <text:p text:style-name="P9"><text:span text:style-name="T14"># </text:span><text:span text:style-name="T11">Redirection</text:span></text:p>
      <text:p text:style-name="P48"><text:span text:style-name="T36">var</text:span><text:span text:style-name="T17">=</text:span><text:span text:style-name="T31">$(</text:span><text:span text:style-name="T17"> </text:span><text:span text:style-name="T44">(</text:span><text:span text:style-name="T79"> </text:span><text:span text:style-name="T44">ls</text:span><text:span text:style-name="T40"> -R </text:span><text:span text:style-name="T46">2&gt;&amp;1</text:span><text:span text:style-name="T40"> </text:span><text:span text:style-name="T46">1&gt;&amp;</text:span><text:span text:style-name="T47">4</text:span><text:span text:style-name="T40"> </text:span><text:span text:style-name="T44">|</text:span><text:span text:style-name="T40"> </text:span><text:span text:style-name="T44">sed</text:span><text:span text:style-name="T40"> 's/denied/denied for you/' </text:span><text:span text:style-name="T46">1&gt;&amp;2</text:span><text:span text:style-name="T79"> </text:span><text:span text:style-name="T44">)</text:span><text:span text:style-name="T17"> </text:span><text:span text:style-name="T121">4</text:span><text:span text:style-name="T119">&gt;&amp;1</text:span><text:span text:style-name="T17"> </text:span><text:span text:style-name="T31">)</text:span></text:p>
      <text:p text:style-name="P27"><text:span text:style-name="T16"><text:tab/></text:span><text:span text:style-name="T113">var</text:span><text:span text:style-name="T29"><text:tab/></text:span><text:span text:style-name="T30">–</text:span><text:span text:style-name="T16"><text:tab/></text:span><text:span text:style-name="T18">A variable in the parent shell</text:span></text:p>
      <text:p text:style-name="P28"><text:span text:style-name="T16"><text:tab/></text:span><text:span text:style-name="T19">subshell</text:span><text:span text:style-name="T29"><text:tab/></text:span><text:span text:style-name="T30">–</text:span><text:span text:style-name="T16"><text:tab/></text:span><text:span text:style-name="T31">$( </text:span><text:span text:style-name="T38">4</text:span><text:span text:style-name="T37">&gt;&amp;1</text:span><text:span text:style-name="T17"> </text:span><text:span text:style-name="T31">)</text:span></text:p>
      <text:p text:style-name="P28"><text:span text:style-name="T35"><text:tab/></text:span><text:span text:style-name="T19">subsubshell</text:span><text:span text:style-name="T29"><text:tab/></text:span><text:span text:style-name="T30">–</text:span><text:span text:style-name="T16"><text:tab/></text:span><text:span text:style-name="T52">(</text:span><text:span text:style-name="T79"> </text:span><text:span text:style-name="T52">ls</text:span><text:span text:style-name="T79"> -R </text:span><text:span text:style-name="T119">2&gt;&amp;1</text:span><text:span text:style-name="T79"> </text:span><text:span text:style-name="T119">1&gt;&amp;</text:span><text:span text:style-name="T121">4</text:span><text:span text:style-name="T79"> </text:span><text:span text:style-name="T52">|</text:span><text:span text:style-name="T79"> </text:span><text:span text:style-name="T52">sed</text:span><text:span text:style-name="T79"> 's/denied/denied for you/' </text:span><text:span text:style-name="T119">1&gt;&amp;2</text:span><text:span text:style-name="T79"> </text:span><text:span text:style-name="T52">)</text:span></text:p>
      <text:p text:style-name="P30"><text:span text:style-name="T80"><text:tab/></text:span><text:span text:style-name="T53"><text:tab/><text:tab/></text:span><text:span text:style-name="T84">All these redirections are applied only to </text:span><text:span text:style-name="T57">one</text:span><text:span text:style-name="T84"> command they</text:span><text:span text:style-name="T81">'</text:span><text:span text:style-name="T84">re used together with.</text:span></text:p>
      <text:p text:style-name="P46"><text:span text:style-name="T80"><text:tab/></text:span><text:span text:style-name="T53"><text:tab/><text:tab/></text:span><text:span text:style-name="T79">S</text:span><text:span text:style-name="T77">hell </text:span><text:span text:style-name="T51">evaluates</text:span><text:span text:style-name="T77"> the </text:span><text:span text:style-name="T51">whole command </text:span><text:span text:style-name="T76">line</text:span><text:span text:style-name="T110"> </text:span><text:span text:style-name="T77">before executing it:</text:span></text:p>
      <text:p text:style-name="P28"><text:span text:style-name="T80"><text:tab/></text:span><text:span text:style-name="T55">1</text:span><text:span text:style-name="T65">)</text:span><text:span text:style-name="T53"><text:tab/></text:span><text:span text:style-name="T54">–</text:span><text:span text:style-name="T53"><text:tab/></text:span><text:span text:style-name="T82">In subshell </text:span><text:span text:style-name="T121">4</text:span><text:span text:style-name="T119">&gt;&amp;1</text:span><text:span text:style-name="T79"> </text:span><text:span text:style-name="T82">links </text:span><text:span text:style-name="T55">fd</text:span><text:span text:style-name="T62">4</text:span><text:span text:style-name="T82"> to whatever is in </text:span><text:span text:style-name="T55">fd1</text:span><text:span text:style-name="T82">, here it</text:span><text:span text:style-name="T81">'</text:span><text:span text:style-name="T82">s subshell</text:span><text:span text:style-name="T81">'</text:span><text:span text:style-name="T82">s unique </text:span><text:span text:style-name="T55">stdout</text:span></text:p>
      <text:p text:style-name="P29"><text:span text:style-name="T80"><text:tab/></text:span><text:span text:style-name="T55">2</text:span><text:span text:style-name="T65">)</text:span><text:span text:style-name="T53"><text:tab/></text:span><text:span text:style-name="T54">–</text:span><text:span text:style-name="T53"><text:tab/></text:span><text:span text:style-name="T82">In subsubshell </text:span><text:span text:style-name="T119">2&gt;&amp;1</text:span><text:span text:style-name="T79"> </text:span><text:span text:style-name="T83">links subsubshell</text:span><text:span text:style-name="T81">'</text:span><text:span text:style-name="T82">s</text:span><text:span text:style-name="T83"> </text:span><text:span text:style-name="T56">fd2</text:span><text:span text:style-name="T83"> to </text:span><text:span text:style-name="T82">it</text:span><text:span text:style-name="T81">'</text:span><text:span text:style-name="T82">s </text:span><text:span text:style-name="T83">own </text:span><text:span text:style-name="T82">unique </text:span><text:span text:style-name="T55">stdout</text:span></text:p>
      <text:p text:style-name="P29"><text:span text:style-name="T80"><text:tab/></text:span><text:span text:style-name="T56">3</text:span><text:span text:style-name="T65">)</text:span><text:span text:style-name="T53"><text:tab/></text:span><text:span text:style-name="T54">–</text:span><text:span text:style-name="T53"><text:tab/></text:span><text:span text:style-name="T82">In subsubshell </text:span><text:span text:style-name="T119">1&gt;&amp;</text:span><text:span text:style-name="T121">4</text:span><text:span text:style-name="T79"> </text:span><text:span text:style-name="T83">links subsubshell</text:span><text:span text:style-name="T81">'</text:span><text:span text:style-name="T82">s</text:span><text:span text:style-name="T83"> </text:span><text:span text:style-name="T56">fd1</text:span><text:span text:style-name="T83"> to</text:span><text:span text:style-name="T82"> </text:span><text:span text:style-name="T56">fd</text:span><text:span text:style-name="T62">4</text:span></text:p>
      <text:p text:style-name="P29"><text:span text:style-name="T80"><text:tab/></text:span><text:span text:style-name="T56">4</text:span><text:span text:style-name="T65">)</text:span><text:span text:style-name="T53"><text:tab/></text:span><text:span text:style-name="T54">–</text:span><text:span text:style-name="T53"><text:tab/></text:span><text:span text:style-name="T82">In subsubshell </text:span><text:span text:style-name="T119">1&gt;&amp;2</text:span><text:span text:style-name="T79"> </text:span><text:span text:style-name="T83">links subsubshell</text:span><text:span text:style-name="T81">'</text:span><text:span text:style-name="T82">s</text:span><text:span text:style-name="T83"> </text:span><text:span text:style-name="T56">fd1</text:span><text:span text:style-name="T83"> to </text:span><text:span text:style-name="T82">it</text:span><text:span text:style-name="T81">'</text:span><text:span text:style-name="T82">s </text:span><text:span text:style-name="T83">own </text:span><text:span text:style-name="T82">unique </text:span><text:span text:style-name="T55">std</text:span><text:span text:style-name="T56">err</text:span><text:span text:style-name="T82"> </text:span><text:span text:style-name="T83">on </text:span><text:span text:style-name="T56">fd2</text:span></text:p>
      <text:p text:style-name="P45"><text:span text:style-name="T83">Error stream from </text:span><text:span text:style-name="T56">ls</text:span><text:span text:style-name="T83"> -R goes into </text:span><text:span text:style-name="T56">std</text:span><text:span text:style-name="T62">out</text:span><text:span text:style-name="T83"> (because now, </text:span><text:span text:style-name="T85">for </text:span><text:span text:style-name="T58">ls</text:span><text:span text:style-name="T83"> -R</text:span><text:span text:style-name="T85"> command and left part of pipe,</text:span><text:span text:style-name="T83"> </text:span><text:span text:style-name="T56">fd2</text:span><text:span text:style-name="T83"> is linked to subsubshell</text:span><text:span text:style-name="T81">'</text:span><text:span text:style-name="T82">s unique </text:span><text:span text:style-name="T55">stdout</text:span><text:span text:style-name="T84">); then it goes through pipe </text:span><text:span text:style-name="T57">|</text:span><text:span text:style-name="T84"> to be received by </text:span><text:span text:style-name="T57">sed</text:span><text:span text:style-name="T84">, then </text:span><text:span text:style-name="T57">sed</text:span><text:span text:style-name="T81">'</text:span><text:span text:style-name="T82">s</text:span><text:span text:style-name="T84"> output is redirected into </text:span><text:span text:style-name="T83">subsubshell</text:span><text:span text:style-name="T81">'</text:span><text:span text:style-name="T82">s unique </text:span><text:span text:style-name="T55">std</text:span><text:span text:style-name="T57">err</text:span><text:span text:style-name="T84"> on </text:span><text:span text:style-name="T57">fd2</text:span><text:span text:style-name="T84">. </text:span><text:span text:style-name="T85">As a result, error stream is modified and sen</text:span><text:span text:style-name="T87">t</text:span><text:span text:style-name="T85"> back to </text:span><text:span text:style-name="T58">stderr</text:span><text:span text:style-name="T85">.</text:span></text:p>
      <text:p text:style-name="P34"><text:span text:style-name="T85">Normal stream from </text:span><text:span text:style-name="T56">ls</text:span><text:span text:style-name="T83"> -R goes into </text:span><text:span text:style-name="T58">fd</text:span><text:span text:style-name="T62">4</text:span><text:span text:style-name="T85">, and is received in subshell, where </text:span><text:span text:style-name="T121">4</text:span><text:span text:style-name="T119">&gt;&amp;1</text:span><text:span text:style-name="T79"> </text:span><text:span text:style-name="T85">links </text:span><text:span text:style-name="T58">fd</text:span><text:span text:style-name="T62">4</text:span><text:span text:style-name="T85"> with </text:span><text:span text:style-name="T82">subshell</text:span><text:span text:style-name="T81">'</text:span><text:span text:style-name="T82">s unique </text:span><text:span text:style-name="T55">stdout</text:span><text:span text:style-name="T82">: </text:span><text:span text:style-name="T89">now </text:span><text:span text:style-name="T83">subsubshell</text:span><text:span text:style-name="T81">'</text:span><text:span text:style-name="T82">s </text:span><text:span text:style-name="T60">fd1</text:span><text:span text:style-name="T89"> is linked with </text:span><text:span text:style-name="T82">subshell</text:span><text:span text:style-name="T81">'</text:span><text:span text:style-name="T82">s unique </text:span><text:span text:style-name="T55">stdout</text:span><text:span text:style-name="T82">. </text:span><text:span text:style-name="T85">Value, returned by subshell is then assigned to variable </text:span><text:span text:style-name="T114">var</text:span><text:span text:style-name="T79"> </text:span><text:span text:style-name="T85">in </text:span><text:span text:style-name="T90">the </text:span><text:span text:style-name="T85">parent shell.</text:span></text:p>
      <text:p text:style-name="P31"><text:span text:style-name="T58">fd</text:span><text:span text:style-name="T62">4</text:span><text:span text:style-name="T85"> can be closed to prevent </text:span><text:span text:style-name="T82">it</text:span><text:span text:style-name="T81">'</text:span><text:span text:style-name="T82">s </text:span><text:span text:style-name="T86">stream</text:span><text:span text:style-name="T85"> from going through pipe with </text:span><text:span text:style-name="T121">4</text:span><text:span text:style-name="T120">&gt;&amp;-</text:span><text:span text:style-name="T85">, </text:span><text:span text:style-name="T86">it isn</text:span><text:span text:style-name="T81">'</text:span><text:span text:style-name="T86">t necessary here:</text:span></text:p>
      <text:p text:style-name="P57"><text:span text:style-name="T115">var</text:span><text:span text:style-name="T85">=</text:span><text:span text:style-name="T58">$(</text:span><text:span text:style-name="T85"> </text:span><text:span text:style-name="T45">(</text:span><text:span text:style-name="T85"> </text:span><text:span text:style-name="T45">ls</text:span><text:span text:style-name="T41"> -R </text:span><text:span text:style-name="T49">2&gt;&amp;1</text:span><text:span text:style-name="T41"> </text:span><text:span text:style-name="T49">1&gt;&amp;</text:span><text:span text:style-name="T50">4</text:span><text:span text:style-name="T41"> </text:span><text:span text:style-name="T47">4</text:span><text:span text:style-name="T48">&gt;&amp;-</text:span><text:span text:style-name="T41"> | </text:span><text:span text:style-name="T45">sed</text:span><text:span text:style-name="T41"> 's/denied/denied for you/' </text:span><text:span text:style-name="T49">1&gt;&amp;2</text:span><text:span text:style-name="T85"> </text:span><text:span text:style-name="T121">4</text:span><text:span text:style-name="T120">&gt;&amp;-</text:span><text:span text:style-name="T85"> </text:span><text:span text:style-name="T45">)</text:span><text:span text:style-name="T85"> </text:span><text:span text:style-name="T116">4</text:span><text:span text:style-name="T115">&gt;&amp;1</text:span><text:span text:style-name="T85"> </text:span><text:span text:style-name="T58">)</text:span></text:p>
      <text:p text:style-name="P32"><text:span text:style-name="T15"><text:tab/></text:span><text:span text:style-name="T32">Summary</text:span><text:span text:style-name="T15"><text:tab/>–<text:tab/></text:span><text:span text:style-name="T20">parent shell, subshell, subsubshell, subsubsubshell, ... all have their own unique links to </text:span><text:span text:style-name="T32">stdin</text:span><text:span text:style-name="T20">, </text:span><text:span text:style-name="T32">stdout</text:span><text:span text:style-name="T20">, </text:span><text:span text:style-name="T32">stderr</text:span><text:span text:style-name="T20">. All steams can be redirected into each subshell, subsubshell, subsubsubshell, ... </text:span></text:p>
      <text:p text:style-name="P4"><text:span text:style-name="T195">R</text:span><text:span text:style-name="T193">edirecting </text:span><text:span text:style-name="T194">two </text:span><text:span text:style-name="T193">stream</text:span><text:span text:style-name="T194">s</text:span><text:span text:style-name="T193"> from subsubshell into </text:span><text:span text:style-name="T194">one fd in </text:span><text:span text:style-name="T193">subshell</text:span></text:p>
      <text:p text:style-name="P8"><text:span text:style-name="T14">#!/</text:span><text:span text:style-name="T11">bin/ksh</text:span></text:p>
      <text:p text:style-name="P11"><text:span text:style-name="T12">set</text:span><text:span text:style-name="T11"> -o noglob</text:span></text:p>
      <text:p text:style-name="P16"># Preparations</text:p>
      <text:p text:style-name="P14"><text:span text:style-name="T2">p</text:span><text:span text:style-name="T1">rint</text:span> <text:span text:style-name="T206">'</text:span>ONE\nTWO\nTHREE<text:span text:style-name="T206">'</text:span> <text:span text:style-name="T1">1&gt;|</text:span> <text:span text:style-name="T197">f1</text:span></text:p>
      <text:p text:style-name="P15"><text:span text:style-name="T198"># </text:span><text:span text:style-name="T197">Redirection</text:span></text:p>
      <text:p text:style-name="P17"><text:span text:style-name="T1">set</text:span> -A <text:span text:style-name="T1">ar</text:span> <text:span text:style-name="T1">$(</text:span> <text:span text:style-name="T202">(</text:span><text:span text:style-name="T197"> </text:span><text:span text:style-name="T202">print</text:span><text:span text:style-name="T197"> </text:span><text:span text:style-name="T199">"</text:span><text:span text:style-name="T1">$(</text:span> <text:span text:style-name="T209">0&lt;</text:span> <text:span text:style-name="T197">f1</text:span> <text:span text:style-name="T1">)</text:span><text:span text:style-name="T199">"</text:span><text:span text:style-name="T197"> </text:span><text:span text:style-name="T202">|</text:span></text:p>
      <text:p text:style-name="P18"><text:tab/><text:span text:style-name="T197">while</text:span><text:span text:style-name="T202"> read</text:span><text:span text:style-name="T197"> </text:span><text:span text:style-name="T203">v</text:span><text:span text:style-name="T197">; do </text:span><text:span text:style-name="T202">print</text:span><text:span text:style-name="T197"> </text:span><text:span text:style-name="T199">"</text:span><text:span text:style-name="T203">$v</text:span><text:span text:style-name="T199">" </text:span><text:span text:style-name="T204">1&gt;&amp;4</text:span><text:span text:style-name="T197">; </text:span><text:span text:style-name="T202">print</text:span><text:span text:style-name="T197"> </text:span><text:span text:style-name="T200">'*****' </text:span><text:span text:style-name="T204">1&gt;&amp;6</text:span><text:span text:style-name="T197">; done </text:span><text:span text:style-name="T202">)</text:span> <text:span text:style-name="T209">4&gt;&amp;1</text:span> <text:span text:style-name="T209">6&gt;&amp;1</text:span> <text:span text:style-name="T1">)</text:span></text:p>
      <text:p text:style-name="P50"><text:span text:style-name="T16"><text:tab/></text:span><text:span text:style-name="T63">ar</text:span><text:span text:style-name="T29"><text:tab/></text:span><text:span text:style-name="T30">–</text:span><text:span text:style-name="T16"><text:tab/></text:span><text:span text:style-name="T18">A</text:span><text:span text:style-name="T21">n array</text:span><text:span text:style-name="T18"> in the parent shell</text:span></text:p>
      <text:p text:style-name="P50"><text:span text:style-name="T16"><text:tab/></text:span><text:span text:style-name="T19">subshell</text:span><text:span text:style-name="T29"><text:tab/></text:span><text:span text:style-name="T30">–</text:span><text:span text:style-name="T16"><text:tab/></text:span><text:span text:style-name="T31">$( </text:span><text:span text:style-name="T122">4&gt;&amp;1</text:span><text:span text:style-name="T92"> </text:span><text:span text:style-name="T122">6&gt;&amp;1</text:span><text:span text:style-name="T17"> </text:span><text:span text:style-name="T31">)</text:span></text:p>
      <text:p text:style-name="P21"><text:span text:style-name="T205"><text:tab/></text:span><text:span text:style-name="T213">subsubshell</text:span><text:span text:style-name="T3"><text:tab/></text:span><text:span text:style-name="T4">–</text:span><text:span text:style-name="T205"><text:tab/></text:span><text:span text:style-name="T1">(</text:span> <text:span text:style-name="T1">print</text:span> <text:span text:style-name="T207">"" </text:span><text:span text:style-name="T1">|</text:span> while<text:span text:style-name="T1"> read</text:span> <text:span text:style-name="T208">v</text:span>; do <text:span text:style-name="T1">print</text:span> <text:span text:style-name="T207">"</text:span><text:span text:style-name="T208">$v</text:span><text:span text:style-name="T207">" </text:span><text:span text:style-name="T209">1&gt;&amp;4</text:span>; <text:span text:style-name="T1">print</text:span> <text:span text:style-name="T206">'*****' </text:span><text:span text:style-name="T209">1&gt;&amp;6</text:span>; done <text:span text:style-name="T1">)</text:span></text:p>
      <text:p text:style-name="P20"><text:span text:style-name="T213"><text:tab/>subsub</text:span><text:span text:style-name="T214">sub</text:span><text:span text:style-name="T213">shell</text:span><text:span text:style-name="T3"><text:tab/></text:span><text:span text:style-name="T4">–</text:span><text:span text:style-name="T205"><text:tab/></text:span><text:span text:style-name="T1">$(</text:span> <text:span text:style-name="T209">0&lt;</text:span> <text:span text:style-name="T197">f1</text:span> <text:span text:style-name="T1">)</text:span></text:p>
      <text:p text:style-name="P39"><text:span text:style-name="T80"><text:tab/></text:span><text:span text:style-name="T55">1</text:span><text:span text:style-name="T66">)</text:span><text:span text:style-name="T53"><text:tab/></text:span><text:span text:style-name="T54">–</text:span><text:span text:style-name="T53"><text:tab/></text:span><text:span text:style-name="T82">In subshell </text:span><text:span text:style-name="T121">4</text:span><text:span text:style-name="T119">&gt;&amp;1</text:span><text:span text:style-name="T79"> </text:span><text:span text:style-name="T82">links </text:span><text:span text:style-name="T55">fd</text:span><text:span text:style-name="T62">4</text:span><text:span text:style-name="T82"> to </text:span><text:span text:style-name="T55">fd1</text:span><text:span text:style-name="T82">, </text:span><text:span text:style-name="T122">6&gt;&amp;1</text:span><text:span text:style-name="T64"> </text:span><text:span text:style-name="T93">links</text:span><text:span text:style-name="T82"> </text:span><text:span text:style-name="T65">fd6</text:span><text:span text:style-name="T93"> to </text:span><text:span text:style-name="T65">fd1</text:span><text:span text:style-name="T93"> (</text:span><text:span text:style-name="T82">subshell</text:span><text:span text:style-name="T81">'</text:span><text:span text:style-name="T82">s </text:span><text:span text:style-name="T55">stdout</text:span><text:span text:style-name="T93">)</text:span></text:p>
      <text:p text:style-name="P39"><text:span text:style-name="T80"><text:tab/></text:span><text:span text:style-name="T55">2</text:span><text:span text:style-name="T66">)</text:span><text:span text:style-name="T53"><text:tab/></text:span><text:span text:style-name="T54">–</text:span><text:span text:style-name="T53"><text:tab/></text:span><text:span text:style-name="T82">In subsubshell </text:span><text:span text:style-name="T122">1&gt;&amp;4</text:span><text:span text:style-name="T79"> </text:span><text:span text:style-name="T83">links subsubshell</text:span><text:span text:style-name="T81">'</text:span><text:span text:style-name="T82">s</text:span><text:span text:style-name="T83"> </text:span><text:span text:style-name="T56">fd</text:span><text:span text:style-name="T65">1</text:span><text:span text:style-name="T83"> to </text:span><text:span text:style-name="T65">fd4</text:span><text:span text:style-name="T93"> for the 1</text:span><text:span text:style-name="T125">st</text:span><text:span text:style-name="T93"> </text:span><text:span text:style-name="T65">print</text:span><text:span text:style-name="T93"> command</text:span></text:p>
      <text:p text:style-name="P39"><text:span text:style-name="T80"><text:tab/></text:span><text:span text:style-name="T56">3</text:span><text:span text:style-name="T66">)</text:span><text:span text:style-name="T53"><text:tab/></text:span><text:span text:style-name="T54">–</text:span><text:span text:style-name="T53"><text:tab/></text:span><text:span text:style-name="T82">In subsubshell </text:span><text:span text:style-name="T122">1&gt;&amp;6</text:span><text:span text:style-name="T79"> </text:span><text:span text:style-name="T83">links subsubshell</text:span><text:span text:style-name="T81">'</text:span><text:span text:style-name="T82">s</text:span><text:span text:style-name="T83"> </text:span><text:span text:style-name="T56">fd1</text:span><text:span text:style-name="T83"> to</text:span><text:span text:style-name="T82"> </text:span><text:span text:style-name="T56">fd</text:span><text:span text:style-name="T65">6</text:span><text:span text:style-name="T94"> </text:span><text:span text:style-name="T93">for the 2</text:span><text:span text:style-name="T125">nd</text:span><text:span text:style-name="T93"> </text:span><text:span text:style-name="T65">print</text:span><text:span text:style-name="T93"> command</text:span></text:p>
      <text:p text:style-name="P19"><text:span text:style-name="T205"><text:tab/></text:span><text:span text:style-name="T5">4</text:span><text:span text:style-name="T7">)</text:span><text:span text:style-name="T3"><text:tab/></text:span><text:span text:style-name="T4">–</text:span><text:span text:style-name="T3"><text:tab/></text:span><text:span text:style-name="T213">In </text:span><text:span text:style-name="T215">sub</text:span><text:span text:style-name="T213">subsubshell </text:span><text:span text:style-name="T209">0&lt;</text:span> <text:span text:style-name="T197">f1</text:span> <text:span text:style-name="T215">links </text:span><text:span text:style-name="T6">fd0</text:span><text:span text:style-name="T215"> with file </text:span><text:span text:style-name="T201">f1; </text:span><text:span text:style-name="T215">file contents </text:span><text:span text:style-name="T216">returned</text:span><text:span text:style-name="T215"> to </text:span><text:span text:style-name="T213">subsubshell</text:span></text:p>
      <text:p text:style-name="P53"><text:span text:style-name="T23">B</text:span><text:span text:style-name="T22">oth </text:span><text:span text:style-name="T33">print</text:span><text:span text:style-name="T22"> commands in </text:span><text:span text:style-name="T82">subsubshell </text:span><text:span text:style-name="T95">have their </text:span><text:span text:style-name="T66">file descriptors</text:span><text:span text:style-name="T95"> number </text:span><text:span text:style-name="T66">1</text:span><text:span text:style-name="T95"> linked to the same unique </text:span><text:span text:style-name="T66">stdout</text:span><text:span text:style-name="T95"> of </text:span><text:span text:style-name="T82">subshell, </text:span><text:span text:style-name="T95">where both streams are being sent. The array in parent shell will be:</text:span></text:p>
      <text:p text:style-name="P40"><text:span text:style-name="T80"><text:tab/></text:span><text:span text:style-name="T66">${ar[0]}</text:span><text:span text:style-name="T53"><text:tab/></text:span><text:span text:style-name="T54">–</text:span><text:span text:style-name="T53"><text:tab/></text:span><text:span text:style-name="T92">ONE</text:span></text:p>
      <text:p text:style-name="P40"><text:span text:style-name="T80"><text:tab/></text:span><text:span text:style-name="T66">${ar[1]}</text:span><text:span text:style-name="T53"><text:tab/></text:span><text:span text:style-name="T54">–</text:span><text:span text:style-name="T53"><text:tab/></text:span><text:span text:style-name="T96">*****</text:span></text:p>
      <text:p text:style-name="P40"><text:span text:style-name="T80"><text:tab/></text:span><text:span text:style-name="T66">${ar[2]}</text:span><text:span text:style-name="T53"><text:tab/></text:span><text:span text:style-name="T54">–</text:span><text:span text:style-name="T53"><text:tab/></text:span><text:span text:style-name="T92">TWO</text:span></text:p>
      <text:p text:style-name="P40"><text:span text:style-name="T80"><text:tab/></text:span><text:span text:style-name="T66">${ar[3]}</text:span><text:span text:style-name="T53"><text:tab/></text:span><text:span text:style-name="T54">–</text:span><text:span text:style-name="T53"><text:tab/></text:span><text:span text:style-name="T96">*****</text:span></text:p>
      <text:p text:style-name="P40"><text:span text:style-name="T80"><text:tab/></text:span><text:span text:style-name="T66">${ar[4]}</text:span><text:span text:style-name="T53"><text:tab/></text:span><text:span text:style-name="T54">–</text:span><text:span text:style-name="T53"><text:tab/></text:span><text:span text:style-name="T92">THREE</text:span></text:p>
      <text:p text:style-name="P55"><text:span text:style-name="T80"><text:tab/></text:span><text:span text:style-name="T66">${ar[5]}</text:span><text:span text:style-name="T53"><text:tab/></text:span><text:span text:style-name="T54">–</text:span><text:span text:style-name="T53"><text:tab/></text:span><text:span text:style-name="T96">*****</text:span></text:p>
      <text:p text:style-name="P41"><text:span text:style-name="T78"><text:tab/></text:span><text:span text:style-name="T67">Summary</text:span><text:span text:style-name="T78"><text:tab/>–<text:tab/></text:span><text:span text:style-name="T97">this example shows how </text:span><text:span text:style-name="T68">many</text:span><text:span text:style-name="T97"> streams can be redirected to one </text:span><text:span text:style-name="T68">single file descriptor</text:span><text:span text:style-name="T97">. </text:span><text:span text:style-name="T98">Steams from different s</text:span><text:span text:style-name="T99">hell</text:span><text:span text:style-name="T98">s</text:span><text:span text:style-name="T99">, subshell</text:span><text:span text:style-name="T98">s</text:span><text:span text:style-name="T99">, subsubshell</text:span><text:span text:style-name="T98">s</text:span><text:span text:style-name="T99">, subsubsubshell</text:span><text:span text:style-name="T98">s</text:span><text:span text:style-name="T99">, ..., </text:span><text:span text:style-name="T98">all can be sent to </text:span><text:span text:style-name="T97">one </text:span><text:span text:style-name="T68">single file descriptor</text:span><text:span text:style-name="T97">.</text:span></text:p>
      <text:p text:style-name="P2">Receiving return status from <text:span text:style-name="T217">the </text:span>first element in the pipeline</text:p>
      <text:p text:style-name="P54"><text:span text:style-name="T25">#!/</text:span><text:span text:style-name="T24">bin/ksh</text:span></text:p>
      <text:p text:style-name="P13"># Preparations</text:p>
      <text:p text:style-name="P6"><text:span text:style-name="T14">if [ </text:span><text:span text:style-name="T13">! -d</text:span><text:span text:style-name="T14"> </text:span><text:span text:style-name="T196">restricted</text:span><text:span text:style-name="T14"> ]; then </text:span><text:span text:style-name="T13">mkdir</text:span><text:span text:style-name="T14"> </text:span><text:span text:style-name="T196">restricted</text:span><text:span text:style-name="T14">; </text:span><text:span text:style-name="T13">chmod</text:span><text:span text:style-name="T14"> 000 </text:span><text:span text:style-name="T196">restricted</text:span><text:span text:style-name="T14">; fi</text:span></text:p>
      <text:p text:style-name="P10"><text:span text:style-name="T14"># </text:span><text:span text:style-name="T11">Redirection</text:span></text:p>
      <text:p text:style-name="P49"><text:span text:style-name="T34">exec</text:span><text:span text:style-name="T26"> </text:span><text:span text:style-name="T39">6&gt;&amp;1</text:span></text:p>
      <text:p text:style-name="P42"><text:span text:style-name="T36">var</text:span><text:span text:style-name="T17">=</text:span><text:span text:style-name="T31">$(</text:span><text:span text:style-name="T17"> </text:span><text:span text:style-name="T44">(</text:span><text:span text:style-name="T79"> </text:span><text:span text:style-name="T69">(</text:span><text:span text:style-name="T100"> </text:span><text:span text:style-name="T52">ls</text:span><text:span text:style-name="T79"> -R </text:span><text:span text:style-name="T119">2&gt;&amp;1</text:span><text:span text:style-name="T79"> </text:span><text:span text:style-name="T119">1&gt;&amp;</text:span><text:span text:style-name="T123">6</text:span><text:span text:style-name="T100">; </text:span><text:span text:style-name="T69">print</text:span><text:span text:style-name="T100"> </text:span><text:span text:style-name="T117">$?</text:span><text:span text:style-name="T100"> </text:span><text:span text:style-name="T123">1&gt;&amp;4</text:span><text:span text:style-name="T79"> </text:span><text:span text:style-name="T69">)</text:span><text:span text:style-name="T42"> </text:span><text:span text:style-name="T44">|</text:span><text:span text:style-name="T40"> </text:span><text:span text:style-name="T44">sed</text:span><text:span text:style-name="T40"> 's/denied/denied for you/' </text:span><text:span text:style-name="T46">1&gt;&amp;2</text:span><text:span text:style-name="T79"> </text:span><text:span text:style-name="T44">)</text:span><text:span text:style-name="T17"> </text:span><text:span text:style-name="T121">4</text:span><text:span text:style-name="T119">&gt;&amp;1</text:span><text:span text:style-name="T17"> </text:span><text:span text:style-name="T31">)</text:span></text:p>
      <text:p text:style-name="P52"><text:span text:style-name="T16"><text:tab/></text:span><text:span text:style-name="T69">exec</text:span><text:span text:style-name="T100"> </text:span><text:span text:style-name="T123">6&gt;&amp;1</text:span><text:span text:style-name="T29"><text:tab/></text:span><text:span text:style-name="T30">–</text:span><text:span text:style-name="T16"><text:tab/></text:span><text:span text:style-name="T28">L</text:span><text:span text:style-name="T26">ink</text:span><text:span text:style-name="T28">s</text:span><text:span text:style-name="T26"> </text:span><text:span text:style-name="T34">fd6</text:span><text:span text:style-name="T26"> with </text:span><text:span text:style-name="T34">fd1</text:span><text:span text:style-name="T26"> in parent shell </text:span><text:span text:style-name="T28">(</text:span><text:span text:style-name="T26">unique </text:span><text:span text:style-name="T34">link</text:span><text:span text:style-name="T26"> to parent shell</text:span><text:span text:style-name="T27">'s</text:span><text:span text:style-name="T26"> </text:span><text:span text:style-name="T34">stdout</text:span><text:span text:style-name="T28">)</text:span></text:p>
      <text:p text:style-name="P51"><text:span text:style-name="T16"><text:tab/></text:span><text:span text:style-name="T117">var</text:span><text:span text:style-name="T29"><text:tab/></text:span><text:span text:style-name="T30">–</text:span><text:span text:style-name="T16"><text:tab/></text:span><text:span text:style-name="T18">A</text:span><text:span text:style-name="T21"> </text:span><text:span text:style-name="T26">variable</text:span><text:span text:style-name="T18"> in the parent shell</text:span></text:p>
      <text:p text:style-name="P51"><text:span text:style-name="T16"><text:tab/></text:span><text:span text:style-name="T19">subshell</text:span><text:span text:style-name="T29"><text:tab/></text:span><text:span text:style-name="T30">–</text:span><text:span text:style-name="T16"><text:tab/></text:span><text:span text:style-name="T31">$(</text:span><text:span text:style-name="T17"> </text:span><text:span text:style-name="T122">4&gt;&amp;1</text:span><text:span text:style-name="T17"> </text:span><text:span text:style-name="T31">)</text:span></text:p>
      <text:p text:style-name="P22"><text:span text:style-name="T205"><text:tab/></text:span><text:span text:style-name="T213">subsubshell</text:span><text:span text:style-name="T3"><text:tab/></text:span><text:span text:style-name="T4">–</text:span><text:span text:style-name="T205"><text:tab/></text:span><text:span text:style-name="T1">(</text:span> <text:span text:style-name="T8">|</text:span><text:span text:style-name="T219"> </text:span><text:span text:style-name="T8">sed</text:span><text:span text:style-name="T219"> 's/denied/denied for you/' </text:span><text:span text:style-name="T210">1&gt;&amp;2</text:span> <text:span text:style-name="T1">)</text:span></text:p>
      <text:p text:style-name="P22"><text:span text:style-name="T213"><text:tab/>subsub</text:span><text:span text:style-name="T214">sub</text:span><text:span text:style-name="T213">shell</text:span><text:span text:style-name="T3"><text:tab/></text:span><text:span text:style-name="T4">–</text:span><text:span text:style-name="T205"><text:tab/></text:span><text:span text:style-name="T9">(</text:span><text:span text:style-name="T218"> </text:span><text:span text:style-name="T8">ls</text:span><text:span text:style-name="T219"> -R </text:span><text:span text:style-name="T210">2&gt;&amp;1</text:span><text:span text:style-name="T219"> </text:span><text:span text:style-name="T210">1&gt;&amp;</text:span><text:span text:style-name="T211">6</text:span><text:span text:style-name="T218">; </text:span><text:span text:style-name="T9">print</text:span><text:span text:style-name="T218"> </text:span><text:span text:style-name="T212">$?</text:span><text:span text:style-name="T218"> </text:span><text:span text:style-name="T211">1&gt;&amp;4</text:span><text:span text:style-name="T219"> </text:span><text:span text:style-name="T9">)</text:span></text:p>
      <text:p text:style-name="P43"><text:span text:style-name="T80"><text:tab/></text:span><text:span text:style-name="T55">1</text:span><text:span text:style-name="T75">)</text:span><text:span text:style-name="T53"><text:tab/></text:span><text:span text:style-name="T54">–</text:span><text:span text:style-name="T53"><text:tab/></text:span><text:span text:style-name="T82">In subshell </text:span><text:span text:style-name="T121">4</text:span><text:span text:style-name="T119">&gt;&amp;1</text:span><text:span text:style-name="T79"> </text:span><text:span text:style-name="T82">links </text:span><text:span text:style-name="T55">fd</text:span><text:span text:style-name="T62">4</text:span><text:span text:style-name="T82"> to </text:span><text:span text:style-name="T55">fd1</text:span><text:span text:style-name="T82"> </text:span><text:span text:style-name="T93">(</text:span><text:span text:style-name="T82">subshell</text:span><text:span text:style-name="T81">'</text:span><text:span text:style-name="T82">s </text:span><text:span text:style-name="T55">stdout</text:span><text:span text:style-name="T93">)</text:span></text:p>
      <text:p text:style-name="P44"><text:span text:style-name="T80"><text:tab/></text:span><text:span text:style-name="T55">2</text:span><text:span text:style-name="T75">)</text:span><text:span text:style-name="T53"><text:tab/></text:span><text:span text:style-name="T54">–</text:span><text:span text:style-name="T53"><text:tab/></text:span><text:span text:style-name="T82">In subsubshell </text:span><text:span text:style-name="T119">1&gt;&amp;2</text:span><text:span text:style-name="T79"> </text:span><text:span text:style-name="T83">links subsubshell</text:span><text:span text:style-name="T81">'</text:span><text:span text:style-name="T82">s</text:span><text:span text:style-name="T83"> </text:span><text:span text:style-name="T56">fd1</text:span><text:span text:style-name="T83"> to </text:span><text:span text:style-name="T82">it</text:span><text:span text:style-name="T81">'</text:span><text:span text:style-name="T82">s </text:span><text:span text:style-name="T83">own </text:span><text:span text:style-name="T82">unique </text:span><text:span text:style-name="T55">std</text:span><text:span text:style-name="T56">err</text:span><text:span text:style-name="T82"> </text:span><text:span text:style-name="T83">on </text:span><text:span text:style-name="T56">fd2</text:span></text:p>
      <text:p text:style-name="P43"><text:span text:style-name="T80"><text:tab/></text:span><text:span text:style-name="T70">3</text:span><text:span text:style-name="T75">)</text:span><text:span text:style-name="T53"><text:tab/></text:span><text:span text:style-name="T54">–</text:span><text:span text:style-name="T53"><text:tab/></text:span><text:span text:style-name="T82">In subsubsubshell </text:span><text:span text:style-name="T119">2&gt;&amp;1</text:span><text:span text:style-name="T79"> </text:span><text:span text:style-name="T83">links subsubshell</text:span><text:span text:style-name="T81">'</text:span><text:span text:style-name="T82">s</text:span><text:span text:style-name="T83"> </text:span><text:span text:style-name="T56">fd2</text:span><text:span text:style-name="T83"> to </text:span><text:span text:style-name="T82">it</text:span><text:span text:style-name="T81">'</text:span><text:span text:style-name="T82">s </text:span><text:span text:style-name="T83">own </text:span><text:span text:style-name="T82">unique </text:span><text:span text:style-name="T55">stdout</text:span></text:p>
      <text:p text:style-name="P43"><text:span text:style-name="T80"><text:tab/></text:span><text:span text:style-name="T70">4</text:span><text:span text:style-name="T75">)</text:span><text:span text:style-name="T53"><text:tab/></text:span><text:span text:style-name="T54">–</text:span><text:span text:style-name="T53"><text:tab/></text:span><text:span text:style-name="T82">In subsubsubshell </text:span><text:span text:style-name="T122">1&gt;&amp;6</text:span><text:span text:style-name="T79"> </text:span><text:span text:style-name="T83">links subsubshell</text:span><text:span text:style-name="T81">'</text:span><text:span text:style-name="T82">s</text:span><text:span text:style-name="T83"> </text:span><text:span text:style-name="T56">fd1</text:span><text:span text:style-name="T83"> to</text:span><text:span text:style-name="T82"> </text:span><text:span text:style-name="T56">fd</text:span><text:span text:style-name="T65">6</text:span><text:span text:style-name="T93"> </text:span><text:span text:style-name="T107">(for 1</text:span><text:span text:style-name="T126">st</text:span><text:span text:style-name="T107"> command)</text:span></text:p>
      <text:p text:style-name="P43"><text:span text:style-name="T53"><text:tab/></text:span><text:span text:style-name="T70">5</text:span><text:span text:style-name="T75">)</text:span><text:span text:style-name="T53"><text:tab/></text:span><text:span text:style-name="T101">–</text:span><text:span text:style-name="T80"><text:tab/></text:span><text:span text:style-name="T82">In subsubsubshell </text:span><text:span text:style-name="T122">1&gt;&amp;</text:span><text:span text:style-name="T124">4</text:span><text:span text:style-name="T79"> </text:span><text:span text:style-name="T83">links subsubshell</text:span><text:span text:style-name="T81">'</text:span><text:span text:style-name="T82">s</text:span><text:span text:style-name="T83"> </text:span><text:span text:style-name="T56">fd1</text:span><text:span text:style-name="T83"> to</text:span><text:span text:style-name="T82"> </text:span><text:span text:style-name="T56">fd</text:span><text:span text:style-name="T70">4</text:span><text:span text:style-name="T108"> </text:span><text:span text:style-name="T107">(for 2</text:span><text:span text:style-name="T126">nd</text:span><text:span text:style-name="T107"> command)</text:span></text:p>
      <text:p text:style-name="P45"><text:span text:style-name="T83">Error stream from </text:span><text:span text:style-name="T56">ls</text:span><text:span text:style-name="T83"> -R goes into </text:span><text:span text:style-name="T56">std</text:span><text:span text:style-name="T62">out</text:span><text:span text:style-name="T83"> (because now, </text:span><text:span text:style-name="T85">for </text:span><text:span text:style-name="T58">ls</text:span><text:span text:style-name="T83"> -R</text:span><text:span text:style-name="T85"> command,</text:span><text:span text:style-name="T83"> </text:span><text:span text:style-name="T56">fd2</text:span><text:span text:style-name="T83"> is linked to </text:span><text:span text:style-name="T82">sub</text:span><text:span text:style-name="T83">subsubshell</text:span><text:span text:style-name="T81">'</text:span><text:span text:style-name="T82">s unique </text:span><text:span text:style-name="T55">stdout</text:span><text:span text:style-name="T82"> </text:span><text:span text:style-name="T102">with </text:span><text:span text:style-name="T119">2&gt;&amp;1</text:span><text:span text:style-name="T84">); </text:span><text:span text:style-name="T102">normal stream </text:span><text:span text:style-name="T83">from </text:span><text:span text:style-name="T56">ls</text:span><text:span text:style-name="T83"> -R goes into </text:span><text:span text:style-name="T71">fd6</text:span><text:span text:style-name="T102"> (</text:span><text:span text:style-name="T119">1&gt;&amp;</text:span><text:span text:style-name="T123">6</text:span><text:span text:style-name="T102">) and is received in the parent shell in it</text:span><text:span text:style-name="T81">'s </text:span><text:span text:style-name="T69">stdout</text:span><text:span text:style-name="T100"> </text:span><text:span text:style-name="T103">(because of </text:span><text:span text:style-name="T69">exec</text:span><text:span text:style-name="T100"> </text:span><text:span text:style-name="T123">6&gt;&amp;1</text:span><text:span text:style-name="T103">) </text:span><text:span text:style-name="T102">to be displayed on screen</text:span><text:span text:style-name="T85">. </text:span><text:span text:style-name="T71">print</text:span><text:span text:style-name="T102"> sends return status (</text:span><text:span text:style-name="T118">$?</text:span><text:span text:style-name="T102">) of </text:span><text:span text:style-name="T56">ls</text:span><text:span text:style-name="T83"> -R </text:span><text:span text:style-name="T102">command into </text:span><text:span text:style-name="T71">fd4</text:span><text:span text:style-name="T102"> (</text:span><text:span text:style-name="T122">1&gt;&amp;</text:span><text:span text:style-name="T124">4</text:span><text:span text:style-name="T102">), </text:span><text:span text:style-name="T103">it</text:span><text:span text:style-name="T81">'</text:span><text:span text:style-name="T82">s </text:span><text:span text:style-name="T103">then received in </text:span><text:span text:style-name="T82">subshell </text:span><text:span text:style-name="T103">(</text:span><text:span text:style-name="T121">4</text:span><text:span text:style-name="T119">&gt;&amp;1</text:span><text:span text:style-name="T103">)</text:span><text:span text:style-name="T82"> </text:span><text:span text:style-name="T103">and then returned as a value to be assigned to variable </text:span><text:span text:style-name="T114">var</text:span><text:span text:style-name="T79"> </text:span><text:span text:style-name="T103">in the parent shell.</text:span></text:p>
      <text:p text:style-name="P56"><text:span text:style-name="T82">In subsubshell </text:span><text:span text:style-name="T103">value, returned by subsubsubshell (from </text:span><text:span text:style-name="T72">ls -R</text:span><text:span text:style-name="T103">) is received by </text:span><text:span text:style-name="T72">sed</text:span><text:span text:style-name="T103"> through pipe </text:span><text:span text:style-name="T72">|</text:span><text:span text:style-name="T103">, </text:span><text:span text:style-name="T84">then </text:span><text:span text:style-name="T57">sed</text:span><text:span text:style-name="T81">'</text:span><text:span text:style-name="T82">s</text:span><text:span text:style-name="T84"> output is redirected into </text:span><text:span text:style-name="T83">subsubshell</text:span><text:span text:style-name="T81">'</text:span><text:span text:style-name="T82">s unique </text:span><text:span text:style-name="T55">std</text:span><text:span text:style-name="T57">err</text:span><text:span text:style-name="T84"> on </text:span><text:span text:style-name="T57">fd2</text:span><text:span text:style-name="T84">. </text:span><text:span text:style-name="T85">As a result, error stream is modified and sen</text:span><text:span text:style-name="T87">t</text:span><text:span text:style-name="T85"> back to </text:span><text:span text:style-name="T58">stderr</text:span><text:span text:style-name="T85">.</text:span></text:p>
      <text:p text:style-name="P62"><text:span text:style-name="T78"><text:tab/></text:span><text:span text:style-name="T67">Summary</text:span><text:span text:style-name="T78"><text:tab/>–<text:tab/></text:span><text:span text:style-name="T103">a value from </text:span><text:span text:style-name="T72">ls -R</text:span><text:span text:style-name="T103"> </text:span><text:span text:style-name="T104">command in the </text:span><text:span text:style-name="T82">subsubsubshell </text:span><text:span text:style-name="T104">is sent to the parent shell</text:span><text:span text:style-name="T81">'</text:span><text:span text:style-name="T104">s </text:span><text:span text:style-name="T73">stdout</text:span><text:span text:style-name="T104">; a value containing return </text:span><text:span text:style-name="T105">status</text:span><text:span text:style-name="T104"> of </text:span><text:span text:style-name="T72">ls -R</text:span><text:span text:style-name="T103"> </text:span><text:span text:style-name="T104">command is sent to </text:span><text:span text:style-name="T82">subshell</text:span><text:span text:style-name="T81">'</text:span><text:span text:style-name="T104">s stdout and returned by </text:span><text:span text:style-name="T82">subshell </text:span><text:span text:style-name="T104">to be assigned to a variable </text:span><text:span text:style-name="T117">var</text:span><text:span text:style-name="T100"> </text:span><text:span text:style-name="T104">in parent shell. Error stream from </text:span><text:span text:style-name="T72">ls -R</text:span><text:span text:style-name="T103"> </text:span><text:span text:style-name="T104">command in the </text:span><text:span text:style-name="T82">subsubsubshell </text:span><text:span text:style-name="T104">is returned by </text:span><text:span text:style-name="T82">subsubsubshell </text:span><text:span text:style-name="T104">as a result </text:span><text:span text:style-name="T112">into </text:span><text:span text:style-name="T82">subsubshell</text:span><text:span text:style-name="T104">, sen</text:span><text:span text:style-name="T109">t</text:span><text:span text:style-name="T104"> into </text:span><text:span text:style-name="T73">sed</text:span><text:span text:style-name="T104"> through pipe, modified by </text:span><text:span text:style-name="T73">sed</text:span><text:span text:style-name="T104"> and sen</text:span><text:span text:style-name="T109">t</text:span><text:span text:style-name="T104"> back into the error stream. </text:span><text:span text:style-name="T106">Similarly, return status of </text:span><text:span text:style-name="T74">any part of the pipeline</text:span><text:span text:style-name="T106"> can be retrieved. </text:span><text:span text:style-name="T111">I</text:span><text:span text:style-name="T100">n parent shell</text:span><text:span text:style-name="T106"> </text:span><text:span text:style-name="T74">e</text:span><text:span text:style-name="T69">xec</text:span><text:span text:style-name="T100"> </text:span><text:span text:style-name="T123">6&gt;&amp;1</text:span><text:span text:style-name="T100"> </text:span><text:span text:style-name="T106">can be replaced with </text:span><text:span text:style-name="T69">exec</text:span><text:span text:style-name="T100"> </text:span><text:span text:style-name="T123">6&gt;</text:span><text:span text:style-name="T100"> </text:span><text:span text:style-name="T43">myFile</text:span><text:span text:style-name="T106"> to send the normal output of </text:span><text:span text:style-name="T72">ls -R</text:span><text:span text:style-name="T103"> </text:span><text:span text:style-name="T104">command </text:span><text:span text:style-name="T106">into a </text:span><text:span text:style-name="T111">regular </text:span><text:span text:style-name="T106">file.</text:span></text:p>
      <text:p text:style-name="P59">Copyright (c) 2021 Ivan Bityutskiy</text:p>
      <text:p text:style-name="P58"/>
      <text:p text:style-name="P58">Permission to use, copy, modify, and distribute this documentation for any</text:p>
      <text:p text:style-name="P58">purpose with or without fee is hereby granted, provided that the above</text:p>
      <text:p text:style-name="P58">copyright notice and this permission notice appear in all copies.</text:p>
      <text:p text:style-name="P58"/>
      <text:p text:style-name="P58">THE DOCUMENTATION IS PROVIDED "AS IS" AND THE AUTHOR DISCLAIMS ALL WARRANTIES</text:p>
      <text:p text:style-name="P58">WITH REGARD TO THIS DOCUMENTATION INCLUDING ALL IMPLIED WARRANTIES OF</text:p>
      <text:p text:style-name="P58">MERCHANTABILITY AND FITNESS. IN NO EVENT SHALL THE AUTHOR BE LIABLE FOR</text:p>
      <text:p text:style-name="P58">ANY SPECIAL, DIRECT, INDIRECT, OR CONSEQUENTIAL DAMAGES OR ANY DAMAGES</text:p>
      <text:p text:style-name="P58">WHATSOEVER RESULTING FROM LOSS OF USE, DATA OR PROFITS, WHETHER IN AN</text:p>
      <text:p text:style-name="P58">ACTION OF CONTRACT, NEGLIGENCE OR OTHER TORTIOUS ACTION, ARISING OUT OF</text:p>
      <text:p text:style-name="P58">OR IN CONNECTION WITH THE USE OR PERFORMANCE OF THIS DOCUMENT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9T23:12:57.291000000</meta:creation-date>
    <meta:editing-duration>PT13S</meta:editing-duration>
    <meta:editing-cycles>2</meta:editing-cycles>
    <meta:generator>LibreOffice/6.4.7.2$Windows_X86_64 LibreOffice_project/639b8ac485750d5696d7590a72ef1b496725cfb5</meta:generator>
    <dc:date>2021-04-29T23:12:58.109000000</dc:date>
    <meta:document-statistic meta:table-count="0" meta:image-count="0" meta:object-count="0" meta:page-count="5" meta:paragraph-count="94" meta:word-count="1475" meta:character-count="8520" meta:non-whitespace-character-count="7026"/>
  </office:meta>
</office:document-meta>
</file>